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62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20.015cm"/>
    </style:style>
    <style:style style:name="co5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164cm" fo:break-before="auto" style:use-optimal-row-height="false"/>
    </style:style>
    <style:style style:name="ro2" style:family="table-row">
      <style:table-row-properties style:row-height="1.24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1.125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2.032cm" fo:break-before="auto" style:use-optimal-row-height="true"/>
    </style:style>
    <style:style style:name="ro12" style:family="table-row">
      <style:table-row-properties style:row-height="4.401cm" fo:break-before="auto" style:use-optimal-row-height="true"/>
    </style:style>
    <style:style style:name="ro13" style:family="table-row">
      <style:table-row-properties style:row-height="4.006cm" fo:break-before="auto" style:use-optimal-row-height="true"/>
    </style:style>
    <style:style style:name="ro14" style:family="table-row">
      <style:table-row-properties style:row-height="2.822cm" fo:break-before="auto" style:use-optimal-row-height="tru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2.427cm" fo:break-before="auto" style:use-optimal-row-height="true"/>
    </style:style>
    <style:style style:name="ro17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</style:style>
    <style:style style:name="ce2" style:family="table-cell" style:parent-style-name="Default">
      <style:table-cell-properties fo:background-color="#f6f9d4" fo:wrap-option="wrap" style:rotation-align="top"/>
    </style:style>
    <style:style style:name="ce3" style:family="table-cell" style:parent-style-name="Default">
      <style:table-cell-properties fo:background-color="#ffdbb6" fo:wrap-option="wrap" style:rotation-align="top"/>
    </style:style>
    <style:style style:name="ce4" style:family="table-cell" style:parent-style-name="Default">
      <style:table-cell-properties fo:wrap-option="wrap" style:rotation-align="top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hantillon15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ayqa challwata mikunanpaq, charinanpaq hatun sachakunapitami yakuman pawaypa pintiykur yaku rurinchaw challwata piikunwan tsarin.</text:p>
          </table:table-cell>
          <table:table-cell office:value-type="string" calcext:value-type="string">
            <text:p>Martín pescador para pescar se lanza desde la rama de un árbol o arbusto y se zambulla dentro del agua para coger con su pico al pescado.</text:p>
          </table:table-cell>
          <table:table-cell office:value-type="string" calcext:value-type="string">
            <text:p>MP-ASH-088</text:p>
          </table:table-cell>
          <table:table-cell table:style-name="ce2" office:value-type="string" calcext:value-type="string">
            <text:p>[['pay[PRON.Prs]+qa[Top]'], ['challwa[N]+ta[Obj]'], ['miku[VTr]+na[Pot](N)+n[Poss.3]+paq[Ben]'], ['chaa[VTr]+rI[Pct]+na[Pot](N)+n[Poss.3]+paq[Ben]'], ['hatun[ADJ]'], ['sacha[N]+kuna[Pl]+pita[Abl]+mi[Asrt]'], ['yaku[N]+man[Dat]'], ['pawa[VInt]+y[Inf]+pa[Man](ADV)'], ['pinti[VInt]+yku[Intens]+r[Cnv](N)'], ['yaku[N]'], ['ruri[N]+n[Poss.3]+chaw[Loc]'], ['challwa[N]+ta[Obj]'], ['piiku[N]+n[Poss.3]+wan[Com]'], ['tsari[VTr]+n[3]']]</text:p>
          </table:table-cell>
          <table:table-cell/>
        </table:table-row>
        <table:table-row table:style-name="ro2">
          <table:table-cell office:value-type="string" calcext:value-type="string">
            <text:p>Tsaypitanash wayinman aywakunaq kastankunapita despidikuqnin y testamentukuqnin.</text:p>
          </table:table-cell>
          <table:table-cell office:value-type="string" calcext:value-type="string">
            <text:p>Después fue a despedirse de su familia y hacer su testamento.</text:p>
          </table:table-cell>
          <table:table-cell office:value-type="string" calcext:value-type="string">
            <text:p>ARQA-1996-50</text:p>
          </table:table-cell>
          <table:table-cell table:style-name="ce2" office:value-type="string" calcext:value-type="string">
            <text:p>[['tsay[PRON]+pita[Abl]+na[Acp]+shi[Nfh]'], ['wayi[N]+n[Poss.3]+man[Dat]'], ['aywa[VTr]+kU[Refl/Mid]+naq[Rpst]'], ['kasta[N]+n[Poss.3]+kuna[Pl]+pita[Abl]'], ['despidi[V]+kU[Refl/Mid]+q[Agt]+n[Poss.3]'], ['y[CCONJ]'], ['testamentu[N]ku[Refl/Mid]+q[Agt]+n[Poss.3]']]</text:p>
          </table:table-cell>
          <table:table-cell/>
        </table:table-row>
        <table:table-row table:style-name="ro3">
          <table:table-cell office:value-type="string" calcext:value-type="string">
            <text:p>—Kananpita witsaypaqa, nuqam kay markachaw pwediq mandakuq kaa —nishpa.</text:p>
          </table:table-cell>
          <table:table-cell office:value-type="string" calcext:value-type="string">
            <text:p>—De hoy en adelante, yo soy el que manda en este pueblo.</text:p>
          </table:table-cell>
          <table:table-cell office:value-type="string" calcext:value-type="string">
            <text:p>ARQA-1996-04</text:p>
          </table:table-cell>
          <table:table-cell table:style-name="ce2" office:value-type="string" calcext:value-type="string">
            <text:p>[['kanan[ADV]+pita[Abl]'], ['witsay[N]+pa[Man]+qa[Top]'], ['nuqa[PRON.Prs]+mi[Asrt]'], ['kay[DET]'], ['marka[N]+chaw[Loc]'], ['pwedi[VTr]+q[Agt]'], ['manda[V]ku[Refl/Mid]+q[Agt]'], ['ka[AUX]+ː[1]'], ['ni[VTr]+shpa[Grd]']]</text:p>
          </table:table-cell>
          <table:table-cell/>
        </table:table-row>
        <table:table-row table:style-name="ro3">
          <table:table-cell office:value-type="string" calcext:value-type="string">
            <text:p>Ni tsaypis tinkurqunaqtsu pachak kilumanqa.</text:p>
          </table:table-cell>
          <table:table-cell office:value-type="string" calcext:value-type="string">
            <text:p>Ni eso alcanzó para los cien kilos.</text:p>
          </table:table-cell>
          <table:table-cell office:value-type="string" calcext:value-type="string">
            <text:p>CRH-98-115</text:p>
          </table:table-cell>
          <table:table-cell table:style-name="ce2" office:value-type="string" calcext:value-type="string">
            <text:p>[['ni[CCONJ]'], ['tsay[PRON]+pis[Coord]'], ['tinku[VInt]+rqu[RecPst][3]+naq[Rpst]+tsu[Neg]'], ['pachak[NUM.Card]'], ['kilu[N]+man[Dat]+qa[Top]']]</text:p>
          </table:table-cell>
          <table:table-cell/>
        </table:table-row>
        <table:table-row table:style-name="ro2">
          <table:table-cell office:value-type="string" calcext:value-type="string">
            <text:p>Tsayna kostal hitaraykaqmanqa huk awkisna mitsikuykanqanta chaarir haytarinaq, “Imaraq kay kostalchaw.” nishpa.</text:p>
          </table:table-cell>
          <table:table-cell office:value-type="string" calcext:value-type="string">
            <text:p>Entonces un viejo pastor llegó donde el costal estaba botado y lo pateó diciendo, “¿Qué habrá en este costal.”</text:p>
          </table:table-cell>
          <table:table-cell office:value-type="string" calcext:value-type="string">
            <text:p>CRH-96-066</text:p>
          </table:table-cell>
          <table:table-cell table:style-name="ce2" office:value-type="string" calcext:value-type="string">
            <text:p>[['tsayna[ADV]'], ['kostal[N]'], ['hita[VTr]+raA[Dur]+YkaA[Prog]+q[Agt]+man[Dat]+qa[Top]'], ['huk[DET]'], ['awkis[N]+na[Acp]'], ['mitsi[VTr]+kU[Refl/Mid]+YkaA[Prog]+nqa[Sub](N)+n[Poss.3]+ta[Obj]'], ['chaa[VTr]+rI[Pct]+r[Cnv](N)'], ['hayta[VTr]+rI[Pct]+naq[Rpst]'], ['ima[PRON]+raq[Inacp]'], ['kay[DET]'], ['kostal[N]+chaw[Loc]'], ['ni[VTr]+shpa[Grd]']]</text:p>
          </table:table-cell>
          <table:table-cell/>
        </table:table-row>
        <table:table-row table:style-name="ro2">
          <table:table-cell office:value-type="string" calcext:value-type="string">
            <text:p>Albañilwan kontratu rurayanqaaqa masna serkaramurqan i tsaynawlla kada bes nimarqan.</text:p>
          </table:table-cell>
          <table:table-cell office:value-type="string" calcext:value-type="string">
            <text:p>El día que hablamos fijado en el contrato con el albañil se acercaba y el prefecto seguía diciéndome lo mismo cada vez.</text:p>
          </table:table-cell>
          <table:table-cell office:value-type="string" calcext:value-type="string">
            <text:p>CRH-03-319</text:p>
          </table:table-cell>
          <table:table-cell table:style-name="ce2" office:value-type="string" calcext:value-type="string">
            <text:p>[['albañil[N]+wan[Com]'], ['kontratu[N]'], ['rura[VTr]+yaA[Pl]+nqa[Sub](N)+ː[Poss.1Sg]+qa[Top]'], ['mas[ADV]na[Acp]'], ['serka[VInt]+rI[Pct]+mu[Cis]+rqa[Pst]+n[3]'], ['i[CCONJ]'], ['tsay[PRON]+naw[Equ]+llaA[Lim]'], ['kada[DET]'], ['bes[N]'], ['ni[VTr]+maA[1.Obj]+rqa[Pst]+n[3]']]</text:p>
          </table:table-cell>
          <table:table-cell/>
        </table:table-row>
        <table:table-row table:style-name="ro4">
          <table:table-cell office:value-type="string" calcext:value-type="string">
            <text:p>I riwarayaamuu limpu tardina.</text:p>
          </table:table-cell>
          <table:table-cell office:value-type="string" calcext:value-type="string">
            <text:p>Pero cuando nos despertamos era muy tarde.</text:p>
          </table:table-cell>
          <table:table-cell office:value-type="string" calcext:value-type="string">
            <text:p>CRH-07-476</text:p>
          </table:table-cell>
          <table:table-cell table:style-name="ce2" office:value-type="string" calcext:value-type="string">
            <text:p>[['i[CCONJ]'], ['riwa[VInt]+rI[Pct]+yaA[Pl]+mu[Cis]+ː[1]'], ['limpu[ADV]'], ['tardi[N]+na[Acp]']]</text:p>
          </table:table-cell>
          <table:table-cell/>
        </table:table-row>
        <table:table-row table:style-name="ro3">
          <table:table-cell office:value-type="string" calcext:value-type="string">
            <text:p>Paytanam qurqaa qillaynin arukaramunanpaq.</text:p>
          </table:table-cell>
          <table:table-cell office:value-type="string" calcext:value-type="string">
            <text:p>Le di dinero para cocinar.</text:p>
          </table:table-cell>
          <table:table-cell office:value-type="string" calcext:value-type="string">
            <text:p>CRH-06-215</text:p>
          </table:table-cell>
          <table:table-cell table:style-name="ce2" office:value-type="string" calcext:value-type="string">
            <text:p>[['pay[PRON.Prs]+ta[Obj]+na[Acp]+mi[Asrt]'], ['qu[VTr]+rqa[Pst]+ː[1]'], ['qillay[N]+n[Poss.3]'], ['aru[VTr]+kU[Refl/Mid]+rI[Pct]+mu[Cis]+na[Pot](N)+n[Poss.3]+paq[Ben]']]</text:p>
          </table:table-cell>
          <table:table-cell/>
        </table:table-row>
        <table:table-row table:style-name="ro3">
          <table:table-cell office:value-type="string" calcext:value-type="string">
            <text:p>Mamaa llullunpa piqanta awin quñuq yakuwan</text:p>
          </table:table-cell>
          <table:table-cell office:value-type="string" calcext:value-type="string">
            <text:p>Mi madre enjuaga la cabeza de su bebé con agua caliente.</text:p>
          </table:table-cell>
          <table:table-cell office:value-type="string" calcext:value-type="string">
            <text:p>DIC-MINEDU-2005-524</text:p>
          </table:table-cell>
          <table:table-cell table:style-name="ce2" office:value-type="string" calcext:value-type="string">
            <text:p>[['mama[N]+ː[Poss.1Sg]'], ['llullu[N]+n[Poss.3]+pa[Gen]'], ['piqa[N]+n[Poss.3]+ta[Obj]'], ['awi[VTr]+n[3]'], ['quñuq[ADJ]'], ['yaku[N]+wan[Com]']]</text:p>
          </table:table-cell>
          <table:table-cell/>
        </table:table-row>
        <table:table-row table:style-name="ro4">
          <table:table-cell office:value-type="string" calcext:value-type="string">
            <text:p>Kananqa parqun ishkay killa.</text:p>
          </table:table-cell>
          <table:table-cell office:value-type="string" calcext:value-type="string">
            <text:p>Ahora riega por dos meses.</text:p>
          </table:table-cell>
          <table:table-cell office:value-type="string" calcext:value-type="string">
            <text:p>CRH-30-083</text:p>
          </table:table-cell>
          <table:table-cell table:style-name="ce2" office:value-type="string" calcext:value-type="string">
            <text:p>[['kanan[ADV]+qa[Top]'], ['parqu[VTr]+n[3]'], ['ishkay[NUM.Card]'], ['killa[N]']]</text:p>
          </table:table-cell>
          <table:table-cell/>
        </table:table-row>
        <table:table-row table:style-name="ro3">
          <table:table-cell office:value-type="string" calcext:value-type="string">
            <text:p>Tsaynam diskulpakurqan, “Manam ni pi kichayaamarqatsu,” niyaptii.</text:p>
          </table:table-cell>
          <table:table-cell office:value-type="string" calcext:value-type="string">
            <text:p>Entonces él se disculpó cuando le dijimos que nadie nos abrió.</text:p>
          </table:table-cell>
          <table:table-cell office:value-type="string" calcext:value-type="string">
            <text:p>CRH-07-122</text:p>
          </table:table-cell>
          <table:table-cell table:style-name="ce2" office:value-type="string" calcext:value-type="string">
            <text:p>[['tsayna[ADV]+mi[Asrt]'], ['diskulpa[V]+ku[Refl/Mid]+rqa[Pst]+n[3]'], ['mana[ADV]+mi[Asrt]'], ['ni[CCONJ]'], ['pi[PRON]'], ['kicha[VTr]+yaA[Pl]+maA[1.Obj]+rqa[Pst][3]+tsu[Neg]'], ['ni[VTr]+yaA[Pl]+pti[Cnv](N)+ː[Poss.1Sg]']]</text:p>
          </table:table-cell>
          <table:table-cell/>
        </table:table-row>
        <table:table-row table:style-name="ro4">
          <table:table-cell office:value-type="string" calcext:value-type="string">
            <text:p>I belaqa upiriq.</text:p>
          </table:table-cell>
          <table:table-cell office:value-type="string" calcext:value-type="string">
            <text:p>La vela se apagó.</text:p>
          </table:table-cell>
          <table:table-cell office:value-type="string" calcext:value-type="string">
            <text:p>CRH-33-012</text:p>
          </table:table-cell>
          <table:table-cell table:style-name="ce2" office:value-type="string" calcext:value-type="string">
            <text:p>[['i[CCONJ]'], ['bela[N]+qa[Top]'], ['upi[VInt]+rI[Pct]+q[Hab]']</text:p>
          </table:table-cell>
          <table:table-cell/>
        </table:table-row>
        <table:table-row table:style-name="ro3">
          <table:table-cell office:value-type="string" calcext:value-type="string">
            <text:p>I tullpankuna kima rumi churashqa patsallachaw.</text:p>
          </table:table-cell>
          <table:table-cell office:value-type="string" calcext:value-type="string">
            <text:p>Y sus fogones son tres piedras puestas en la tierra.</text:p>
          </table:table-cell>
          <table:table-cell office:value-type="string" calcext:value-type="string">
            <text:p>CRH-08-035</text:p>
          </table:table-cell>
          <table:table-cell table:style-name="ce2" office:value-type="string" calcext:value-type="string">
            <text:p>[['i[CCONJ]'], ['tullpa[N]+n[Poss.3]+kuna[Pl]'], ['kima[NUM.Card]'], ['rumi[N]'], ['chura[VTr]+shqa[Prf](N)'], ['patsa[N]+lla[Lim]+chaw[Loc]']]</text:p>
          </table:table-cell>
          <table:table-cell/>
        </table:table-row>
        <table:table-row table:style-name="ro3">
          <table:table-cell office:value-type="string" calcext:value-type="string">
            <text:p>Kananqa manam ni imata wiyayta munaatsu.</text:p>
          </table:table-cell>
          <table:table-cell office:value-type="string" calcext:value-type="string">
            <text:p>Ahora ya no quiero oír nada más.</text:p>
          </table:table-cell>
          <table:table-cell office:value-type="string" calcext:value-type="string">
            <text:p>CRH-95-117</text:p>
          </table:table-cell>
          <table:table-cell table:style-name="ce2" office:value-type="string" calcext:value-type="string">
            <text:p>[['kanan[ADV]+qa[Top]'], ['mana[ADV]+mi[Asrt]'], ['ni[CCONJ]'], ['ima[PRON]+ta[Obj]'], ['wiya[VTr]+y[Inf]+ta[Obj]'], ['muna[VTr]+ː[1]+tsu[Neg]']]</text:p>
          </table:table-cell>
          <table:table-cell/>
        </table:table-row>
        <table:table-row table:style-name="ro4">
          <table:table-cell office:value-type="string" calcext:value-type="string">
            <text:p>Tsaychaw andasman watayan.</text:p>
          </table:table-cell>
          <table:table-cell office:value-type="string" calcext:value-type="string">
            <text:p>Allí lo amarran al anda.</text:p>
          </table:table-cell>
          <table:table-cell office:value-type="string" calcext:value-type="string">
            <text:p>CRH-06-492</text:p>
          </table:table-cell>
          <table:table-cell table:style-name="ce2" office:value-type="string" calcext:value-type="string">
            <text:p>[['tsay[PRON]+chaw[Loc]'], ['andas[N]+man[Dat]'], ['wata[VTr]+yaA[Pl]+n[3]']]</text:p>
          </table:table-cell>
          <table:table-cell/>
        </table:table-row>
        <table:table-row table:style-name="ro4">
          <table:table-cell office:value-type="string" calcext:value-type="string">
            <text:p>Hirkatam yana pukutay tsaparamun</text:p>
          </table:table-cell>
          <table:table-cell office:value-type="string" calcext:value-type="string">
            <text:p>El nubarrón cubre el cerro.</text:p>
          </table:table-cell>
          <table:table-cell office:value-type="string" calcext:value-type="string">
            <text:p>DIC-MINEDU-2005-852</text:p>
          </table:table-cell>
          <table:table-cell table:style-name="ce2" office:value-type="string" calcext:value-type="string">
            <text:p>[['hirka[N]+ta[Obj]+mi[Asrt]'], ['yana[ADJ]'], ['pukutay[N]'], ['tsapa[VTr]+rI[Pct]+mu[Cis]+n[3]']]</text:p>
          </table:table-cell>
          <table:table-cell/>
        </table:table-row>
        <table:table-row table:style-name="ro4">
          <table:table-cell office:value-type="string" calcext:value-type="string">
            <text:p>Hina unay qayakurqunaq.</text:p>
          </table:table-cell>
          <table:table-cell office:value-type="string" calcext:value-type="string">
            <text:p>Siguió llamando largo rato.</text:p>
          </table:table-cell>
          <table:table-cell office:value-type="string" calcext:value-type="string">
            <text:p>CRH-98-130</text:p>
          </table:table-cell>
          <table:table-cell table:style-name="ce2" office:value-type="string" calcext:value-type="string">
            <text:p>[['hina[ADV]'], ['unay[N]'], ['qaya[VTr]+kU[Refl/Mid]+rqu[RecPst][3]+naq[Rpst]']]</text:p>
          </table:table-cell>
          <table:table-cell/>
        </table:table-row>
        <table:table-row table:style-name="ro4">
          <table:table-cell office:value-type="string" calcext:value-type="string">
            <text:p>Hukman aywayaq hina tsaynawlla.</text:p>
          </table:table-cell>
          <table:table-cell office:value-type="string" calcext:value-type="string">
            <text:p>Fueron todavía a otro, con el mismo resultado.</text:p>
          </table:table-cell>
          <table:table-cell office:value-type="string" calcext:value-type="string">
            <text:p>CRH-32-085</text:p>
          </table:table-cell>
          <table:table-cell table:style-name="ce2" office:value-type="string" calcext:value-type="string">
            <text:p>[['huk[NUM.Card]+man[Dat]'], ['aywa[VTr]+yaA[Pl]+q[Hab]'], ['hina[ADV]'], ['tsay[PRON]+naw[Equ]+llaA[Lim]']]</text:p>
          </table:table-cell>
          <table:table-cell/>
        </table:table-row>
        <table:table-row table:style-name="ro4">
          <table:table-cell office:value-type="string" calcext:value-type="string">
            <text:p>Hina misaqa kada killam.</text:p>
          </table:table-cell>
          <table:table-cell office:value-type="string" calcext:value-type="string">
            <text:p>Seguía celebrándose la misa cada mes.</text:p>
          </table:table-cell>
          <table:table-cell office:value-type="string" calcext:value-type="string">
            <text:p>CRH-09-067</text:p>
          </table:table-cell>
          <table:table-cell table:style-name="ce2" office:value-type="string" calcext:value-type="string">
            <text:p>[['hina[ADV]'], ['misa[N]+qa[Top]'], ['kada[DET]'], ['killa[N]+mi[Asrt]']]</text:p>
          </table:table-cell>
          <table:table-cell/>
        </table:table-row>
        <table:table-row table:style-name="ro2">
          <table:table-cell office:value-type="string" calcext:value-type="string">
            <text:p>Kasamyentu ushariptin, padrinu apan wayinman nobyukunata i llapan basallukunata chaaratsir, qaran desayunuta.</text:p>
          </table:table-cell>
          <table:table-cell office:value-type="string" calcext:value-type="string">
            <text:p>Después del matrimonio, el padrino lleva los novios a su casa y cuando ha traído todo el cortejo les da desayuno.</text:p>
          </table:table-cell>
          <table:table-cell office:value-type="string" calcext:value-type="string">
            <text:p>CRH-31-004</text:p>
          </table:table-cell>
          <table:table-cell table:style-name="ce2" office:value-type="string" calcext:value-type="string">
            <text:p>[['kasamyentu[N]'], ['usha[VTr]+rI[Pct]+pti[Cnv](N)+n[Poss.3]'], ['padrinu[N]'], ['apa[VTr]+n[3]'], ['wayi[N]+n[Poss.3]+man[Dat]'], ['nobyu[N]+kuna[Pl]+ta[Obj]'], ['i[CCONJ]'], ['llapan[ADJ]'], ['basallu[N]+kuna[Pl]+ta[Obj]'], ['chaa[VTr]+rI[Pct]+tsi[Fact]+r[Cnv](N)'], ['qara[VTr]+n[3]'], ['desayunu[N]+ta[Obj]']]</text:p>
          </table:table-cell>
          <table:table-cell/>
        </table:table-row>
        <table:table-row table:style-name="ro3">
          <table:table-cell office:value-type="string" calcext:value-type="string">
            <text:p>Peru puwaq watachaw limpunam alliyarqan, segidu konfesakuyaptii.</text:p>
          </table:table-cell>
          <table:table-cell office:value-type="string" calcext:value-type="string">
            <text:p>Pero en los ocho años se mejoró bastante, ya que nos confesamos frecuentemente.</text:p>
          </table:table-cell>
          <table:table-cell office:value-type="string" calcext:value-type="string">
            <text:p>CRH-17-139</text:p>
          </table:table-cell>
          <table:table-cell table:style-name="ce2" office:value-type="string" calcext:value-type="string">
            <text:p>[['peru[CCONJ]'], ['puwaq[NUM.Card]'], ['wata[N]+chaw[Loc]'], ['limpu[ADV]+na[Acp]+mi[Asrt]'], ['alli[ADJ]+yaA[Transf](VInt)+rqa[Pst]+n[3]'], ['segidu[ADV]'], ['konfesa[V]+kU[Refl/Mid]+yaA[Pl]+pti[Cnv](N)+ː[Poss.1Sg]']]</text:p>
          </table:table-cell>
          <table:table-cell/>
        </table:table-row>
        <table:table-row table:style-name="ro4">
          <table:table-cell office:value-type="string" calcext:value-type="string">
            <text:p>Wamrakuna pukllayan makinkunawan.</text:p>
          </table:table-cell>
          <table:table-cell office:value-type="string" calcext:value-type="string">
            <text:p>Los niños juegan con las manos.</text:p>
          </table:table-cell>
          <table:table-cell office:value-type="string" calcext:value-type="string">
            <text:p>DIC-MINEDU-2005-279</text:p>
          </table:table-cell>
          <table:table-cell table:style-name="ce2" office:value-type="string" calcext:value-type="string">
            <text:p>[['wamra[N]+kuna[Pl]'], ['puklla[VTr]+yaA[Pl]+n[3]'], ['maki[N]+n[Poss.3]+kuna[Pl]+wan[Com]']]</text:p>
          </table:table-cell>
          <table:table-cell/>
        </table:table-row>
        <table:table-row table:style-name="ro3">
          <table:table-cell office:value-type="string" calcext:value-type="string">
            <text:p>Bandankunanam tokayan shumaq waynuta 'Ayrampita' nishqanta.</text:p>
          </table:table-cell>
          <table:table-cell office:value-type="string" calcext:value-type="string">
            <text:p>Su banda tocó el huayno bonito llamado 'Ayrampita'.</text:p>
          </table:table-cell>
          <table:table-cell office:value-type="string" calcext:value-type="string">
            <text:p>CRH-07-349</text:p>
          </table:table-cell>
          <table:table-cell table:style-name="ce2" office:value-type="string" calcext:value-type="string">
            <text:p>[['banda[N]+n[Poss.3]+kuna[Pl]+na[Acp]+mi[Asrt]'], ['toka[V]+yaA[Pl]+n[3]'], ['shumaq[ADJ]'], ['waynu[N]+ta[Obj]'], ['ayrampita[PROPN]'], ['ni[VTr]+shqa[Prf](N)+n[Poss.3]+ta[Obj]']]</text:p>
          </table:table-cell>
          <table:table-cell/>
        </table:table-row>
        <table:table-row table:style-name="ro4">
          <table:table-cell office:value-type="string" calcext:value-type="string">
            <text:p>Tsaychawmi huk nuna kaykaanaq.</text:p>
          </table:table-cell>
          <table:table-cell office:value-type="string" calcext:value-type="string">
            <text:p>Había un hombre allí.</text:p>
          </table:table-cell>
          <table:table-cell office:value-type="string" calcext:value-type="string">
            <text:p>CRH-06-179</text:p>
          </table:table-cell>
          <table:table-cell table:style-name="ce2" office:value-type="string" calcext:value-type="string">
            <text:p>[['tsay[PRON]+chaw[Loc]+mi[Asrt]'], ['huk[DET]'], ['nuna[N]'], ['ka[AUX]+YkaA[Prog]+naq[Rpst]']]</text:p>
          </table:table-cell>
          <table:table-cell/>
        </table:table-row>
        <table:table-row table:style-name="ro4">
          <table:table-cell office:value-type="string" calcext:value-type="string">
            <text:p>Chakrapa qurpanchawmi kiswarta murushaq</text:p>
          </table:table-cell>
          <table:table-cell office:value-type="string" calcext:value-type="string">
            <text:p>Sembraré quishuar en el límite de la chacra.</text:p>
          </table:table-cell>
          <table:table-cell office:value-type="string" calcext:value-type="string">
            <text:p>DIC-MINEDU-2005-530</text:p>
          </table:table-cell>
          <table:table-cell table:style-name="ce2" office:value-type="string" calcext:value-type="string">
            <text:p>[['chakra[N]+pa[Gen]'], ['qurpa[N]+n[Poss.3]+chaw[Loc]+mi[Asrt]'], ['kiswar[N]+ta[Obj]'], ['muru[VTr]+shaq[Fut.1]']]</text:p>
          </table:table-cell>
          <table:table-cell/>
        </table:table-row>
        <table:table-row table:style-name="ro3">
          <table:table-cell office:value-type="string" calcext:value-type="string">
            <text:p>Tsaywanmi rantiyarquu 130 kintalos yesuta.</text:p>
          </table:table-cell>
          <table:table-cell office:value-type="string" calcext:value-type="string">
            <text:p>Con eso hemos comprado 130 quintales de yeso.</text:p>
          </table:table-cell>
          <table:table-cell office:value-type="string" calcext:value-type="string">
            <text:p>CRH-03-412</text:p>
          </table:table-cell>
          <table:table-cell table:style-name="ce2" office:value-type="string" calcext:value-type="string">
            <text:p>[['tsay[PRON.Dem]+wan[Com]+mi[Asrt]'], ['ranti[VTr]+yaA[Pl]+rqu[RecPst]+ː[1]'], '130[Num]', ['kintalos[N]'], ['yesu[N]+ta[Obj]']]</text:p>
          </table:table-cell>
          <table:table-cell/>
        </table:table-row>
        <table:table-row table:style-name="ro5">
          <table:table-cell office:value-type="string" calcext:value-type="string">
            <text:p>Kuta Kancha uraychawnam churayarqan planta concentradora nishqanta, Tampu Mayupa yakunta apaykurnin.</text:p>
          </table:table-cell>
          <table:table-cell office:value-type="string" calcext:value-type="string">
            <text:p>y más abajo, junto a las chacras de los cutacanchinos instalaron una concentradora que decían aprovechando las aguas del río Tampu para su molino.</text:p>
          </table:table-cell>
          <table:table-cell office:value-type="string" calcext:value-type="string">
            <text:p>AKH-218</text:p>
          </table:table-cell>
          <table:table-cell table:style-name="ce2" office:value-type="string" calcext:value-type="string">
            <text:p>[['kuta[PROPN]'], ['kancha[PROPN]'], ['uray[N]+chaw[Loc]+na[Acp]+mi[Asrt]'], ['chura[VTr]+yaA[Pl]+rqa[Pst]+n[3]'], ['planta[N]'], ['concentradora[N]'], ['ni[VTr]+shqa[Prf](N)+n[Poss.3]+ta[Obj]'], ['tampu[N]'], ['mayu[N]+pa[Gen]'], ['yaku[N]+n[Poss.3]+ta[Obj]'], ['apa[VTr]+yku[Intens]+r[Cnv](N)+n[Poss.3]']]</text:p>
          </table:table-cell>
          <table:table-cell/>
        </table:table-row>
        <table:table-row table:style-name="ro4">
          <table:table-cell office:value-type="string" calcext:value-type="string">
            <text:p>Punkuta kichariptin, quwan yaykurinaq.</text:p>
          </table:table-cell>
          <table:table-cell office:value-type="string" calcext:value-type="string">
            <text:p>Cuando abrió la puerta, su esposo entró.</text:p>
          </table:table-cell>
          <table:table-cell office:value-type="string" calcext:value-type="string">
            <text:p>CRH-96-014</text:p>
          </table:table-cell>
          <table:table-cell table:style-name="ce2" office:value-type="string" calcext:value-type="string">
            <text:p>[['punku[N]+ta[Obj]'], ['kicha[VTr]+rI[Pct]+pti[Cnv](N)+n[Poss.3]'], ['quwa[N]+n[Poss.3]'], ['yayku[VTr]+rI[Pct]+naq[Rpst]']]</text:p>
          </table:table-cell>
          <table:table-cell/>
        </table:table-row>
        <table:table-row table:style-name="ro3">
          <table:table-cell office:value-type="string" calcext:value-type="string">
            <text:p>Huk restawrantillachawnam rogaypa quyaamarqan cafellatana.</text:p>
          </table:table-cell>
          <table:table-cell office:value-type="string" calcext:value-type="string">
            <text:p>En un restaurante después de muchas súplicas nos dieron café no más.</text:p>
          </table:table-cell>
          <table:table-cell office:value-type="string" calcext:value-type="string">
            <text:p>CRH-07-163</text:p>
          </table:table-cell>
          <table:table-cell table:style-name="ce2" office:value-type="string" calcext:value-type="string">
            <text:p>[['huk[DET]'], ['restawranti[N]+llaA[Lim]+chaw[Loc]+na[Acp]+mi[Asrt]'], ['roga[V]+y[Inf]+pa[Man]'], ['qu[VTr]+yaA[Pl]+maA[1.Obj]+rqa[Pst]+n[3]'], ['cafe[N]+llaA[Lim]+ta[Obj]+na[Acp]']]</text:p>
          </table:table-cell>
          <table:table-cell/>
        </table:table-row>
        <table:table-row table:style-name="ro3">
          <table:table-cell office:value-type="string" calcext:value-type="string">
            <text:p>Tsaymi Warasman chaayaamurqaa las sinku de la tardi.'</text:p>
          </table:table-cell>
          <table:table-cell office:value-type="string" calcext:value-type="string">
            <text:p>Entonces llegamos a Huaraz a las cinco de la tarde.</text:p>
          </table:table-cell>
          <table:table-cell office:value-type="string" calcext:value-type="string">
            <text:p>CRH-06-612</text:p>
          </table:table-cell>
          <table:table-cell table:style-name="ce2" office:value-type="string" calcext:value-type="string">
            <text:p>[['tsay[PRON]+mi[Asrt]'], ['waras[PROPN]+man[Dat]'], ['chaa[VTr]+yaA[Pl]+mu[Cis]+rqa[Pst]+ː[1]'], ['las[DET]'], ['sinku[NUM.Card]'], ['de[ADP]'], ['la[DET]'], ['tardi[N]']]</text:p>
          </table:table-cell>
          <table:table-cell/>
        </table:table-row>
        <table:table-row table:style-name="ro4">
          <table:table-cell office:value-type="string" calcext:value-type="string">
            <text:p>I felismente chaariyarqaa Ayhaman.</text:p>
          </table:table-cell>
          <table:table-cell office:value-type="string" calcext:value-type="string">
            <text:p>Y felizmente llegamos a Aija.</text:p>
          </table:table-cell>
          <table:table-cell office:value-type="string" calcext:value-type="string">
            <text:p>CRH-06-414</text:p>
          </table:table-cell>
          <table:table-cell table:style-name="ce2" office:value-type="string" calcext:value-type="string">
            <text:p>[['i[CCONJ]'], ['felismente[ADV]'], ['chaa[VTr]+rI[Pct]+yaA[Pl]+rqa[Pst]+ː[1]'], ['ayha[PROPN]+man[Dat]']]</text:p>
          </table:table-cell>
          <table:table-cell/>
        </table:table-row>
        <table:table-row table:style-name="ro6">
          <table:table-cell office:value-type="string" calcext:value-type="string">
            <text:p>Yachay wayichawmi wamrakunata yachatsikuq kikintsaykan</text:p>
          </table:table-cell>
          <table:table-cell office:value-type="string" calcext:value-type="string">
            <text:p>En la escuela el profesor identifica a los alumnos</text:p>
          </table:table-cell>
          <table:table-cell office:value-type="string" calcext:value-type="string">
            <text:p>DIC-MINEDU-2005-187</text:p>
          </table:table-cell>
          <table:table-cell table:style-name="ce2" office:value-type="string" calcext:value-type="string">
            <text:p>[['yachay[N]'], ['wayi[N]+chaw[Loc]+mi[Asrt]'], ['wamra[N]+kuna[Pl]+ta[Obj]'], ['yachatsikuq[N]'], ['kiki[PRON.Refl]+n[Poss.3]+tsaA[Transl]+ykaA[Prog]+n[3]']]</text:p>
          </table:table-cell>
          <table:table-cell/>
        </table:table-row>
        <table:table-row table:style-name="ro7">
          <table:table-cell office:value-type="string" calcext:value-type="string">
            <text:p>Tsaytaman warmikuna putskayan tramata shumaq parehulla.</text:p>
          </table:table-cell>
          <table:table-cell office:value-type="string" calcext:value-type="string">
            <text:p>A ésa las mujeres hilan la trama, bien parejo.</text:p>
          </table:table-cell>
          <table:table-cell office:value-type="string" calcext:value-type="string">
            <text:p>CRH-23-006</text:p>
          </table:table-cell>
          <table:table-cell table:style-name="ce2" office:value-type="string" calcext:value-type="string">
            <text:p>[['tsay[PRON]+ta[Obj]+man[Dat]'], ['warmi[N]+kuna[Pl]'], ['putska[VTr]+yaA[Pl]+n[3]'], ['trama[N]+ta[Obj]'], ['shumaq[ADV]'], ['parehu[ADJ]+llaA[Lim]']]</text:p>
          </table:table-cell>
          <table:table-cell/>
        </table:table-row>
        <table:table-row table:style-name="ro8">
          <table:table-cell office:value-type="string" calcext:value-type="string">
            <text:p>Allaapa eskasum karu.</text:p>
          </table:table-cell>
          <table:table-cell office:value-type="string" calcext:value-type="string">
            <text:p>Los carros son muy escasos.</text:p>
          </table:table-cell>
          <table:table-cell office:value-type="string" calcext:value-type="string">
            <text:p>CRH-06-512</text:p>
          </table:table-cell>
          <table:table-cell table:style-name="ce2" office:value-type="string" calcext:value-type="string">
            <text:p>[['allaapa[ADV]'], ['eskasu[ADJ]+mi[Asrt]'], ['karu[N]']]</text:p>
          </table:table-cell>
          <table:table-cell/>
        </table:table-row>
        <table:table-row table:style-name="ro8">
          <table:table-cell office:value-type="string" calcext:value-type="string">
            <text:p>Yapayna nirqunaq, “Ayway montita.</text:p>
          </table:table-cell>
          <table:table-cell office:value-type="string" calcext:value-type="string">
            <text:p>Otra vez le dijo, “Vete al monte.</text:p>
          </table:table-cell>
          <table:table-cell office:value-type="string" calcext:value-type="string">
            <text:p>CRH-98-037</text:p>
          </table:table-cell>
          <table:table-cell table:style-name="ce2" office:value-type="string" calcext:value-type="string">
            <text:p>[['yapay[ADV]+na[Acp]'], ['ni[VTr]+rqu[RecPst][3]+naq[Rpst]'], ['aywa[VTr]+y[Imp.2]', ['monti[N]+ta[Obj]']]</text:p>
          </table:table-cell>
          <table:table-cell/>
        </table:table-row>
        <table:table-row table:style-name="ro8">
          <table:table-cell office:value-type="string" calcext:value-type="string">
            <text:p>Syempri watukaraykayaamanki.</text:p>
          </table:table-cell>
          <table:table-cell office:value-type="string" calcext:value-type="string">
            <text:p>De vez en cuando nos han de visitar.</text:p>
          </table:table-cell>
          <table:table-cell office:value-type="string" calcext:value-type="string">
            <text:p>CRH-95-095</text:p>
          </table:table-cell>
          <table:table-cell table:style-name="ce2" office:value-type="string" calcext:value-type="string">
            <text:p>[['syempri[ADV]'], ['watuka[VTr]+rI[Pct]+yku[Intens]+yaA[Pl]+maA[1.Obj]+nki[2]']]</text:p>
          </table:table-cell>
          <table:table-cell/>
        </table:table-row>
        <table:table-row table:style-name="ro7">
          <table:table-cell office:value-type="string" calcext:value-type="string">
            <text:p>Tsaynaw kaptinshi hichakacharkuq lichita, kiisutapis.</text:p>
          </table:table-cell>
          <table:table-cell office:value-type="string" calcext:value-type="string">
            <text:p>Tanto ganado tenía que desperdiciaba la leche y los quesos.</text:p>
          </table:table-cell>
          <table:table-cell office:value-type="string" calcext:value-type="string">
            <text:p>CP-19-015</text:p>
          </table:table-cell>
          <table:table-cell table:style-name="ce2" office:value-type="string" calcext:value-type="string">
            <text:p>[['tsay[PRON]+naw[Equ]'], ['ka[AUX]+pti[Cnv](N)+n[Poss.3]+shi[Nfh]'], ['hicha[VTr]+kachaA[Iter]+rku[Edu]+q[Hab]'], ['lichi[N]+ta[Obj]'], ['kiisu[N]+ta[Obj]+pis[Coord]']]</text:p>
          </table:table-cell>
          <table:table-cell/>
        </table:table-row>
        <table:table-row table:style-name="ro4">
          <table:table-cell office:value-type="string" calcext:value-type="string">
            <text:p>Kikinllapaqqa kusa shumaq.</text:p>
          </table:table-cell>
          <table:table-cell office:value-type="string" calcext:value-type="string">
            <text:p>Para ella la comida era muy rica.</text:p>
          </table:table-cell>
          <table:table-cell office:value-type="string" calcext:value-type="string">
            <text:p>CRH-107-064</text:p>
          </table:table-cell>
          <table:table-cell table:style-name="ce2" office:value-type="string" calcext:value-type="string">
            <text:p>[['kiki[PRON.Refl]+n[Poss.3]+llaA[Lim]+paq[Ben]+qa[Top]'], ['kusa[ADV]'], ['shumaq[ADJ]']]</text:p>
          </table:table-cell>
          <table:table-cell/>
        </table:table-row>
        <table:table-row table:style-name="ro9">
          <table:table-cell office:value-type="string" calcext:value-type="string">
            <text:p>Apariq mitaqkuna, waskakunawan, qaratsa pikshakunawan apayaq rumi rumintin qillayniita, españakunapa mulinunkunaman, hornunkunaman, hatun wayi ingeniu nishqan kutakancha uranin Tampu mayu kunchunkama.</text:p>
          </table:table-cell>
          <table:table-cell office:value-type="string" calcext:value-type="string">
            <text:p>Los mitayos apires o cargadores, con sus sogas y capachos de cuero cargaban el mineral hasta los molinos y hornos del ingenio, más abajo de Cuta Cancha junto al río Tampu.</text:p>
          </table:table-cell>
          <table:table-cell office:value-type="string" calcext:value-type="string">
            <text:p>AKH-119</text:p>
          </table:table-cell>
          <table:table-cell table:style-name="ce2" office:value-type="string" calcext:value-type="string">
            <text:p>[['apa[VTr]+rI[Pct]+q[Agt]'], ['mitaq[N]+kuna[Pl]'], ['waska[N]+kuna[Pl]+wan[Com]'], ['qaratsa[N]'], ['piksha[N]+kuna[Pl]+wan[Com]'], ['apa[VTr]+yaA[Pl]+q[Hab]'], ['rumi[N]'], ['rumi[N]+ntin[Tot]'], ['qillay[N]+ː[Poss.1Sg]+ta[Obj]'], ['españakuna[N]+pa[Gen]'], ['mulinu[N]+n[Poss.3]+kuna[Pl]+man[Dat]'], ['hornu[N]+n[Poss.3]+kuna[Pl]+man[Dat]'], ['hatun[ADJ]'], ['wayi[N]'], ['ingeniu[N]'], ['ni[VTr]+shqa[Prf](N)+n[Poss.3]'], ['kutakancha[PROPN]'], ['uran[N]+n[Poss.3]'], ['tampu[PROPN]'], ['mayu[N]'], ['kunchu[N]+n[Poss.3]+kama[Ter]']]</text:p>
          </table:table-cell>
          <table:table-cell/>
        </table:table-row>
        <table:table-row table:style-name="ro3">
          <table:table-cell office:value-type="string" calcext:value-type="string">
            <text:p>Tsaymi qallanan witsayqa alli abansayaamurqaa.</text:p>
          </table:table-cell>
          <table:table-cell office:value-type="string" calcext:value-type="string">
            <text:p>Entonces en el principio avanzamos bien.</text:p>
          </table:table-cell>
          <table:table-cell office:value-type="string" calcext:value-type="string">
            <text:p>CRH-01-022</text:p>
          </table:table-cell>
          <table:table-cell table:style-name="ce2" office:value-type="string" calcext:value-type="string">
            <text:p>[['tsay[PRON]+mi[Asrt]'], ['qalla[VTr]+na[Pot](N)+n[Poss.3]', ['witsay[N]+qa[Top]'], ['alli[ADV]'], ['abansa[V]+yaA[Pl]+mu[Cis]+rqa[Pst]+ː[1]']]</text:p>
          </table:table-cell>
          <table:table-cell/>
        </table:table-row>
        <table:table-row table:style-name="ro2">
          <table:table-cell office:value-type="string" calcext:value-type="string">
            <text:p>Kanannam warmipa quwan nirqunaq posadakuq nunata, “Tsay qara rantikaykamuy.</text:p>
          </table:table-cell>
          <table:table-cell office:value-type="string" calcext:value-type="string">
            <text:p>Ahora el esposo de la mujer dijo al huésped, “Véndeme ese cuero.</text:p>
          </table:table-cell>
          <table:table-cell office:value-type="string" calcext:value-type="string">
            <text:p>CRH-96-030</text:p>
          </table:table-cell>
          <table:table-cell table:style-name="ce2" office:value-type="string" calcext:value-type="string">
            <text:p>[['kanan[ADV]+na[Acp]+mi[Asrt]'], ['warmi[N]+pa[Gen]'], ['quwa[N]+n[Poss.3]'], ['ni[VTr]+rqu[RecPst][3]+naq[Rpst]'], ['posada[VTr]+kU[Refl/Mid]+q[Agt]'], ['nuna[N]+ta[Obj]'], ['tsay[DET]'], ['qara[N]'], ['rantikU[VTr]+yku[Intens]+mu[Cis]+y[Imp.2]']]</text:p>
          </table:table-cell>
          <table:table-cell/>
        </table:table-row>
        <table:table-row table:style-name="ro10">
          <table:table-cell office:value-type="string" calcext:value-type="string">
            <text:p>Metal waskawanran, kadena nishqanwanran, mana aywakuyaananpaq wakin piñakuqnaw kaqtananaaqa wataraatsiyaq.</text:p>
          </table:table-cell>
          <table:table-cell office:value-type="string" calcext:value-type="string">
            <text:p>Con cadenas metálicas o con sogas fuertes sujetaban a los que se mostraban rebeldes para que no huyeran.</text:p>
          </table:table-cell>
          <table:table-cell office:value-type="string" calcext:value-type="string">
            <text:p>AKH-118</text:p>
          </table:table-cell>
          <table:table-cell table:style-name="ce3" office:value-type="string" calcext:value-type="string">
            <text:p>[['metal[N]'], ['waska[N]+wan[Com]+ran[Inacp]'], ['kadena[N]'], ['ni[VTr]+shqa[Prf](N)+n[Poss.3]+wan[Com]+ran[Inacp]'], ['mana[ADV]'], ['aywa[VTr]+kU[Refl/Mid]+yaA[Pl]+na[Pot](N)+n[Poss.3]+paq[Ben]'], ['wakin[ADJ]'], ['piñaku[VInt]+q[Agt]+naw[Equ]'], ['kaqtananaaqa[UNK]'], ['wata[VTr]+raA[Dur]+tsi[Fact]+yaA[Pl]+q[Hab]']]</text:p>
          </table:table-cell>
          <table:table-cell/>
        </table:table-row>
        <table:table-row table:style-name="ro3">
          <table:table-cell office:value-type="string" calcext:value-type="string">
            <text:p>I restawrantichawna senayarqaa ishkaa.</text:p>
          </table:table-cell>
          <table:table-cell office:value-type="string" calcext:value-type="string">
            <text:p>Y cenamos los dos en el restaurante.</text:p>
          </table:table-cell>
          <table:table-cell office:value-type="string" calcext:value-type="string">
            <text:p>CRH-06-021</text:p>
          </table:table-cell>
          <table:table-cell table:style-name="ce2" office:value-type="string" calcext:value-type="string">
            <text:p>[['i[CCONJ]'], ['restawranti[N]+chaw[Loc]+na[Acp]'], ['sena[V]+yaA[Pl]+rqa[Pst]+ː[1]'], ['ishka[NUM]+ː[Poss.1Sg](Pron.Sets)']]</text:p>
          </table:table-cell>
          <table:table-cell/>
        </table:table-row>
        <table:table-row table:style-name="ro3">
          <table:table-cell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Después vinimos y llegamos a Carhuaz a las cuatro.</text:p>
          </table:table-cell>
          <table:table-cell office:value-type="string" calcext:value-type="string">
            <text:p>CRH-06-196</text:p>
          </table:table-cell>
          <table:table-cell table:style-name="ce2" office:value-type="string" calcext:value-type="string">
            <text:p>[['despwes+na[Acp]+mi[Asrt]'], ['shaa[VInt]+yaA[Pl]+mu[Cis]+rqa[Pst]+ː[1]'], ['i[CCONJ]'], ['chaa[VTr]+rI[Pct]+yaA[Pl]+mu[Cis]+ː[1]'], ['karwas[PROPN]+man[Dat]'], ['las[DET]'], ['kwatru[NUM.Card]+na[Acp]']]</text:p>
          </table:table-cell>
          <table:table-cell/>
        </table:table-row>
        <table:table-row table:style-name="ro7">
          <table:table-cell office:value-type="string" calcext:value-type="string">
            <text:p>Imanawmi tsay rumikunachaw chipapaykuq qillaynii.</text:p>
          </table:table-cell>
          <table:table-cell office:value-type="string" calcext:value-type="string">
            <text:p>Cómo brillaba mi plata en esas piedras.</text:p>
          </table:table-cell>
          <table:table-cell office:value-type="string" calcext:value-type="string">
            <text:p>AKH-303</text:p>
          </table:table-cell>
          <table:table-cell table:style-name="ce2" office:value-type="string" calcext:value-type="string">
            <text:p>[['imanaw[ADV]+mi[Asrt]'], ['tsay[DET]'], ['rumi[N]+kuna[Pl]+chaw[Loc]'], ['chipapa[VInt]+yku[Intens]+q[Hab]'], ['qillay[N]+ː[Poss.1Sg]']]</text:p>
          </table:table-cell>
          <table:table-cell/>
        </table:table-row>
        <table:table-row table:style-name="ro3">
          <table:table-cell office:value-type="string" calcext:value-type="string">
            <text:p>Tsay diya hunaq gringuwan almorsakurishun.”</text:p>
          </table:table-cell>
          <table:table-cell office:value-type="string" calcext:value-type="string">
            <text:p>Ese día vamos a almorzar con el gringo.”</text:p>
          </table:table-cell>
          <table:table-cell office:value-type="string" calcext:value-type="string">
            <text:p>CRH-95-020</text:p>
          </table:table-cell>
          <table:table-cell table:style-name="ce2" office:value-type="string" calcext:value-type="string">
            <text:p>[['tsay[DET]'], ['diya[N]'], ['hunaq[N]'], ['gringu[N]+wan[Com]'], ['almorsa[VInt]+kU[Refl/Mid]+rI[Pct]+shun[Imp.1Pl.Inc]']</text:p>
          </table:table-cell>
          <table:table-cell/>
        </table:table-row>
        <table:table-row table:style-name="ro2">
          <table:table-cell office:value-type="string" calcext:value-type="string">
            <text:p>Tsaypitanam aywarqaa padre Jaramillo ashiq i tarikurqaa Rekwayllachaw.</text:p>
          </table:table-cell>
          <table:table-cell office:value-type="string" calcext:value-type="string">
            <text:p>Después fui a buscar al padre Jaramillo y lo encontré en Recuay no más.</text:p>
          </table:table-cell>
          <table:table-cell office:value-type="string" calcext:value-type="string">
            <text:p>CRH-06-527</text:p>
          </table:table-cell>
          <table:table-cell table:style-name="ce2" office:value-type="string" calcext:value-type="string">
            <text:p>[['tsay[PRON]+pita[Abl]+na[Acp]+mi[Asrt]'], ['aywa[VTr]+rqa[Pst]+ː[1]'], ['padre[N]'], ['jaramillo[PROPN]'], ['ashi[VTr]+q[Agt]'], ['i[CCONJ]'], ['tari[VTr]+yku[Intens]+rqa[Pst]+ː[1]'], ['rekway[PROPN]+llaA[Lim]+chaw[Loc]']]</text:p>
          </table:table-cell>
          <table:table-cell/>
        </table:table-row>
        <table:table-row table:style-name="ro5">
          <table:table-cell office:value-type="string" calcext:value-type="string">
            <text:p>Tsay aywaraykarnam naanitana pantakuykuyaa i aywakuyaanaq kayaa huk ladupa.</text:p>
          </table:table-cell>
          <table:table-cell office:value-type="string" calcext:value-type="string">
            <text:p>Yendo por allí nos equivocamos el camino y fuimos por otro lado.</text:p>
          </table:table-cell>
          <table:table-cell office:value-type="string" calcext:value-type="string">
            <text:p>CRH-05-029</text:p>
          </table:table-cell>
          <table:table-cell table:style-name="ce2" office:value-type="string" calcext:value-type="string">
            <text:p>[['tsay[DET]'], ['aywa[VTr]+raA[Dur]+YkaA[Prog]+r[Cnv](N)+na[Acp]+mi[Asrt]'], ['naani[N]+ta[Obj]+na[Acp]'], ['panta[VTr]+kU[Refl/Mid]+yku[Intens]+yaA[Pl]+ː[1]'], ['i[CCONJ]'], ['aywa[VTr]+kU[Refl/Mid]+yaA[Pl]+naq[Rpst]'], ['ka[AUX]+yaA[Pl]+ː[1]'], ['huk[DET]'], ['ladu[N]+pa[Prol]']]</text:p>
          </table:table-cell>
          <table:table-cell/>
        </table:table-row>
        <table:table-row table:style-name="ro4">
          <table:table-cell office:value-type="string" calcext:value-type="string">
            <text:p>Ichik allqum kaniman</text:p>
          </table:table-cell>
          <table:table-cell office:value-type="string" calcext:value-type="string">
            <text:p>El perro pequeño me muerde</text:p>
          </table:table-cell>
          <table:table-cell office:value-type="string" calcext:value-type="string">
            <text:p>DIC-MINEDU-2005-129</text:p>
          </table:table-cell>
          <table:table-cell table:style-name="ce2" office:value-type="string" calcext:value-type="string">
            <text:p>[['ichik[ADJ]'], ['allqu[N]+mi[Asrt]'], ['kani[VTr]+maA[1.Obj]+n[3]']</text:p>
          </table:table-cell>
          <table:table-cell/>
        </table:table-row>
        <table:table-row table:style-name="ro7">
          <table:table-cell office:value-type="string" calcext:value-type="string">
            <text:p>Tsaynam chaarirqaa Hotel Suiza Peruanaman.</text:p>
          </table:table-cell>
          <table:table-cell office:value-type="string" calcext:value-type="string">
            <text:p>Así llegué al Hotel Suiza Peruana.</text:p>
          </table:table-cell>
          <table:table-cell office:value-type="string" calcext:value-type="string">
            <text:p>CRH-06-148</text:p>
          </table:table-cell>
          <table:table-cell table:style-name="ce2" office:value-type="string" calcext:value-type="string">
            <text:p>[['tsayna[ADV]+mi[Asrt]'], ['chaa[VTr]+rI[Pct]+rqa[Pst]+ː[1]'], ['hotel[PROPN]'], ['suiza[PROPN]'], ['peruana[PROPN]+man[Dat]']]</text:p>
          </table:table-cell>
          <table:table-cell/>
        </table:table-row>
        <table:table-row table:style-name="ro3">
          <table:table-cell office:value-type="string" calcext:value-type="string">
            <text:p>Limapis patriotakunapa makinchawnam.</text:p>
          </table:table-cell>
          <table:table-cell office:value-type="string" calcext:value-type="string">
            <text:p>También Lima ya está en manos de los patriotas.</text:p>
          </table:table-cell>
          <table:table-cell office:value-type="string" calcext:value-type="string">
            <text:p>AKH-199</text:p>
          </table:table-cell>
          <table:table-cell table:style-name="ce2" office:value-type="string" calcext:value-type="string">
            <text:p>[['lima[PROPN]+pis[Coord]'], ['patriota[N]+kuna[Pl]+pa[Gen]'], ['maki[N]+n[Poss.3]+chaw[Loc]+na[Acp]+mi[Asrt]']]</text:p>
          </table:table-cell>
          <table:table-cell/>
        </table:table-row>
        <table:table-row table:style-name="ro3">
          <table:table-cell office:value-type="string" calcext:value-type="string">
            <text:p>Tsayta ashtariykurmi qallaykuyarqaa kapillata tuqlir.</text:p>
          </table:table-cell>
          <table:table-cell office:value-type="string" calcext:value-type="string">
            <text:p>Después de llevarlo, empezamos desarmando (el techo de) la iglesia.</text:p>
          </table:table-cell>
          <table:table-cell office:value-type="string" calcext:value-type="string">
            <text:p>CRH-03-251</text:p>
          </table:table-cell>
          <table:table-cell table:style-name="ce2" office:value-type="string" calcext:value-type="string">
            <text:p>[['tsay[PRON.Dem]+ta[Obj]'], ['ashta[VTr]+rI[Pct]+yku[Intens]+r[Cnv](N)+mi[Asrt]'], ['qalla[VTr]+yku[Intens]+yaA[Pl]+rqa[Pst]+ː[1]'], ['kapilla[N]+ta[Obj]'], ['tuqli[VTr]+r[Cnv](N)']]</text:p>
          </table:table-cell>
          <table:table-cell/>
        </table:table-row>
        <table:table-row table:style-name="ro5">
          <table:table-cell office:value-type="string" calcext:value-type="string">
            <text:p>Tsayta aywaraykarmi huk kurbachaw paseta qunakuyashqanta, nuqakuna aywayashqa qarimparirqaa, nuqa taarashqaa laduman.</text:p>
          </table:table-cell>
          <table:table-cell office:value-type="string" calcext:value-type="string">
            <text:p>Mientras íbamos allí, en una curva cuando dimos pase a otro carro, nosotros caímos a un lado, al lado donde yo estaba sentado.</text:p>
          </table:table-cell>
          <table:table-cell office:value-type="string" calcext:value-type="string">
            <text:p>CRH-07-089</text:p>
          </table:table-cell>
          <table:table-cell table:style-name="ce2" office:value-type="string" calcext:value-type="string">
            <text:p><text:span text:style-name="T1">[['tsay[PRON.Dem]+ta[Obj]'], ['aywa[VTr]+raA[Dur]+YkaA[Prog]+r[Cnv](N)+mi[Asrt]'], ['huk[DET]'], ['kurba [N]+chaw[Loc]'], ['pase[N]+ta[Obj]'], ['qu[VTr]+nakU[Recp]+yaA[Pl]+shqa[Prf](N)+n[Poss.3]+ta[Obj]'], ['nuqakuna[PRON.Prs]'], ['aywa[VTr]+yaA[Pl]+shqa[Prf](N)'], ['qarimpa[VInt]+rI[Pct]+rqa[Pst]+ː[1]</text:span>'], ['nuqa[PRON.Prs]'], ['taa[VInt]+rI[Pct]+shqa[Prf](N)+ː[Poss.1Sg]'], ['ladu[N]+man[Dat]']]</text:p>
          </table:table-cell>
          <table:table-cell/>
        </table:table-row>
        <table:table-row table:style-name="ro4">
          <table:table-cell office:value-type="string" calcext:value-type="string">
            <text:p>Tsaypitanam qayaramurqan padre Jorgita.</text:p>
          </table:table-cell>
          <table:table-cell office:value-type="string" calcext:value-type="string">
            <text:p>De allí llamó al padre Jorge.</text:p>
          </table:table-cell>
          <table:table-cell office:value-type="string" calcext:value-type="string">
            <text:p>CRH-07-020</text:p>
          </table:table-cell>
          <table:table-cell table:style-name="ce2" office:value-type="string" calcext:value-type="string">
            <text:p><text:span text:style-name="T1">[['</text:span>tsay[PRON]+pita[Abl]+na[Acp]+mi[Asrt]'], ['qaya[VTr]+rI[Pct]+mu[Cis]+rqa[Pst]+n[3]'], ['padre[N]'], ['jorgi[PROPN]+ta[Obj]']]</text:p>
          </table:table-cell>
          <table:table-cell/>
        </table:table-row>
        <table:table-row table:style-name="ro4">
          <table:table-cell office:value-type="string" calcext:value-type="string">
            <text:p>I tsaynawllam karqan alli unay.</text:p>
          </table:table-cell>
          <table:table-cell office:value-type="string" calcext:value-type="string">
            <text:p>Y así no más quedó mucho tiempo.</text:p>
          </table:table-cell>
          <table:table-cell office:value-type="string" calcext:value-type="string">
            <text:p>CRH-03-193</text:p>
          </table:table-cell>
          <table:table-cell table:style-name="ce2" office:value-type="string" calcext:value-type="string">
            <text:p><text:span text:style-name="T1">[['i[CCONJ]'], ['</text:span>tsay[PRON]+naw[Equ]+llaA[Lim]+mi[Asrt]'], ['ka[AUX]+rqa[Pst]+n[3]'], ['alli[ADJ]'], ['unay[N]']]</text:p>
          </table:table-cell>
          <table:table-cell/>
        </table:table-row>
        <table:table-row table:style-name="ro10">
          <table:table-cell office:value-type="string" calcext:value-type="string">
            <text:p>Tsaynawparan tsaypita kutikamurqaa.</text:p>
          </table:table-cell>
          <table:table-cell office:value-type="string" calcext:value-type="string">
            <text:p>Así regresé de allí.</text:p>
          </table:table-cell>
          <table:table-cell office:value-type="string" calcext:value-type="string">
            <text:p>CRH-06-511</text:p>
          </table:table-cell>
          <table:table-cell table:style-name="ce2" office:value-type="string" calcext:value-type="string">
            <text:p>[['tsay[PRON]+naw[Equ]+pa[Man]+ran[Inacp]'], ['tsay[PRON]+pita[Abl]'], ['kuti[VInt]+kU[Refl/Mid]+mu[Cis]+rqa[Pst]+ː[1]']]</text:p>
          </table:table-cell>
          <table:table-cell/>
        </table:table-row>
        <table:table-row table:style-name="ro11">
          <table:table-cell office:value-type="string" calcext:value-type="string">
            <text:p>Unay shuyaraykaptii, porfin yurikamur huk kolektibu Wallankaman, tsaywanmi shamuykuyarqaa alli shuyni limpu polvaderawan tsapashqa.</text:p>
          </table:table-cell>
          <table:table-cell office:value-type="string" calcext:value-type="string">
            <text:p>Después de esperar largo rato, por fin llegó un colectivo que iba a Huallanca y con ese carro fuimos, completamente cubiertos de polvo.</text:p>
          </table:table-cell>
          <table:table-cell office:value-type="string" calcext:value-type="string">
            <text:p>CRH-06-042</text:p>
          </table:table-cell>
          <table:table-cell table:style-name="ce2" office:value-type="string" calcext:value-type="string">
            <text:p>[['unay[N]'], ['shuya[VTr]+raA[Dur]+YkaA[Prog]+pti[Cnv](N)+ː[Poss.1Sg]'], ['porfin[ADV]'], ['yuri[VInt]+yku[Intens]+mu[Cis]+r[Cnv](N)'], ['huk[DET]'], ['kolektibu[N]'], ['wallanka[PROPN]+man[Dat]'], ['tsay[PRON.Dem]+wan[Com]+mi[Asrt]'], ['shamu[VTr]+yku[Intens]+yaA[Pl]+rqa[Pst]+ː[1]'], ['alli[ADJ]'], ['shuyni[ADJ]'], ['limpu[ADJ]'], ['polvadera[N]+wan[Com]'], ['tsapa[VTr]+shqa[Prf](N)']]</text:p>
          </table:table-cell>
          <table:table-cell/>
        </table:table-row>
        <table:table-row table:style-name="ro3">
          <table:table-cell office:value-type="string" calcext:value-type="string">
            <text:p>Awaqmi minita ruraykan punchuta awananpaq.</text:p>
          </table:table-cell>
          <table:table-cell office:value-type="string" calcext:value-type="string">
            <text:p>El tejedor está preparando la trama para tejer el poncho.</text:p>
          </table:table-cell>
          <table:table-cell office:value-type="string" calcext:value-type="string">
            <text:p>DIC-MINEDU-2005-306</text:p>
          </table:table-cell>
          <table:table-cell table:style-name="ce2" office:value-type="string" calcext:value-type="string">
            <text:p>[['awa[VTr]+q[Agt]+mi[Asrt]'], ['mini[N]+ta[Obj]'], ['rura[VTr]+YkaA[Prog]+n[3]'], ['punchu[N]+ta[Obj]'], ['awa[VTr]+na[Pot](N)+n[Poss.3]+paq[Ben]']]</text:p>
          </table:table-cell>
          <table:table-cell/>
        </table:table-row>
        <table:table-row table:style-name="ro3">
          <table:table-cell office:value-type="string" calcext:value-type="string">
            <text:p>Tsayqa posada ashiyaanaqa.</text:p>
          </table:table-cell>
          <table:table-cell office:value-type="string" calcext:value-type="string">
            <text:p>Y buscamos alojamiento.</text:p>
          </table:table-cell>
          <table:table-cell office:value-type="string" calcext:value-type="string">
            <text:p>CRH-07-339</text:p>
          </table:table-cell>
          <table:table-cell table:style-name="ce2" office:value-type="string" calcext:value-type="string">
            <text:p>[['tsay[PRON.Dem]+qa[Topic]'], ['posada[N]'], ['ashi[VTr]+yaA[Pl]+ː[1]+na[Acp]+qa[Top]']]</text:p>
          </table:table-cell>
          <table:table-cell/>
        </table:table-row>
        <table:table-row table:style-name="ro3">
          <table:table-cell office:value-type="string" calcext:value-type="string">
            <text:p>Paykunaqa warka rutuychawmi qatswakuykaayan</text:p>
          </table:table-cell>
          <table:table-cell office:value-type="string" calcext:value-type="string">
            <text:p>Ellos están bailando durante el corte de pelo.</text:p>
          </table:table-cell>
          <table:table-cell office:value-type="string" calcext:value-type="string">
            <text:p>DIC-MINEDU-2005-779</text:p>
          </table:table-cell>
          <table:table-cell table:style-name="ce2" office:value-type="string" calcext:value-type="string">
            <text:p>[['paykuna[PRON.Prs]+qa[Top]'], ['warka[N]'], ['rutu[VTr]+y[Inf]+chaw[Loc]+mi[Asrt]'], ['qatswa[VInt]+kU[Refl/Mid]+YkaA[Prog]+yaA[Pl]+n[3]']]</text:p>
          </table:table-cell>
          <table:table-cell/>
        </table:table-row>
        <table:table-row table:style-name="ro3">
          <table:table-cell office:value-type="string" calcext:value-type="string">
            <text:p>Tsayta pasariyaptiinam awtuqa fallarna qallaykurqa.</text:p>
          </table:table-cell>
          <table:table-cell office:value-type="string" calcext:value-type="string">
            <text:p>Cuando pasamos Chacchán el carro empezó a fallar.</text:p>
          </table:table-cell>
          <table:table-cell office:value-type="string" calcext:value-type="string">
            <text:p>CRH-06-243</text:p>
          </table:table-cell>
          <table:table-cell table:style-name="ce2" office:value-type="string" calcext:value-type="string">
            <text:p>[['tsay[PRON.Dem]+ta[Obj]'], ['pasa[VInt]+rI[Pct]+yaA[Pl]+pti[Cnv](N)+ː[Poss.1Sg]+na[Acp]+mi[Asrt]'], ['awtu[N]+qa[Top]'], ['fallar[V]+na[Acp]'], ['qalla[VTr]+yku[Intens]+rqa[Pst][3]']]</text:p>
          </table:table-cell>
          <table:table-cell/>
        </table:table-row>
        <table:table-row table:style-name="ro3">
          <table:table-cell office:value-type="string" calcext:value-type="string">
            <text:p>Punuy ni mikuy tsarimantsu.</text:p>
          </table:table-cell>
          <table:table-cell office:value-type="string" calcext:value-type="string">
            <text:p>No me da ganas ni de dormir ni de comer.</text:p>
          </table:table-cell>
          <table:table-cell office:value-type="string" calcext:value-type="string">
            <text:p>CRH-98-084</text:p>
          </table:table-cell>
          <table:table-cell table:style-name="ce2" office:value-type="string" calcext:value-type="string">
            <text:p>[['punu[VInt]+y[Inf]'], ['ni[CCONJ]'], ['miku[VTr]+y[Inf]'], ['tsari[VTr]+maA[1.Obj]+n[3]+tsu[Neg]']]</text:p>
          </table:table-cell>
          <table:table-cell/>
        </table:table-row>
        <table:table-row table:style-name="ro4">
          <table:table-cell office:value-type="string" calcext:value-type="string">
            <text:p>Peruwnintsikpa qiraranchawmi wikuña kan</text:p>
          </table:table-cell>
          <table:table-cell office:value-type="string" calcext:value-type="string">
            <text:p>El escudo de nuestra patria tiene una vicuña.</text:p>
          </table:table-cell>
          <table:table-cell office:value-type="string" calcext:value-type="string">
            <text:p>DIC-MINEDU-2005-510</text:p>
          </table:table-cell>
          <table:table-cell table:style-name="ce2" office:value-type="string" calcext:value-type="string">
            <text:p>[['peruw[PROPN]+ntsik[Poss.1Pl.Inc]+pa[Gen]'], ['qirara[N]+n[Poss.3]+chaw[Loc]+mi[Asrt]'], ['wikuña[N]'], ['ka[AUX]+n[3]']]</text:p>
          </table:table-cell>
          <table:table-cell/>
        </table:table-row>
        <table:table-row table:style-name="ro3">
          <table:table-cell office:value-type="string" calcext:value-type="string">
            <text:p>Tsaychawmi tariyarqaa huk nunata, hatun shukshu puntanman osin watashqa.</text:p>
          </table:table-cell>
          <table:table-cell office:value-type="string" calcext:value-type="string">
            <text:p>Allí encontramos a un hombre que tenía un palo largo con hoz amarrada a su punte.</text:p>
          </table:table-cell>
          <table:table-cell office:value-type="string" calcext:value-type="string">
            <text:p>CRH-07-366</text:p>
          </table:table-cell>
          <table:table-cell table:style-name="ce2" office:value-type="string" calcext:value-type="string">
            <text:p>[['tsay[PRON]+chaw[Loc]+mi[Asrt]'], ['tari[VTr]+yaA[Pl]+rqa[Pst]+ː[1]'], ['huk[DET]'], ['nuna[N]+ta[Obj]'], ['hatun[ADJ]'], ['shukshu[N]'], ['punta[N]+n[Poss.3]+man[Dat]'], ['osi[N]+n[Poss.3]'], ['wata[VTr]+shqa[Prf](N)']]</text:p>
          </table:table-cell>
          <table:table-cell/>
        </table:table-row>
        <table:table-row table:style-name="ro12">
          <table:table-cell office:value-type="string" calcext:value-type="string">
            <text:p>Awkinkuna niyaqta wiyaq kaami: “Imanaw kanqanpis musyakuynatsu; españakunam banderanta markaakunaman churarayaamun, tsayta hitakacharkurnam patriotakuna hina banderanta hawiyaraamun; niykurqa mosu runaakunata apakuyan ejercitunpaq ishkanpis.</text:p>
          </table:table-cell>
          <table:table-cell office:value-type="string" calcext:value-type="string">
            <text:p>Les escuchaba decir a sus ancianos: “No entendemos bien lo que pasa: los españoles colocan su bandera en nuestro pueblo, los criollos lo arrojan y colocan el suyo; por otra parte ambos se llevan a nuestros jóvenes para su ejército.</text:p>
          </table:table-cell>
          <table:table-cell office:value-type="string" calcext:value-type="string">
            <text:p>AKH-192</text:p>
          </table:table-cell>
          <table:table-cell table:style-name="ce2" office:value-type="string" calcext:value-type="string">
            <text:p>[['awkin[N]+kuna[Pl]'], ['ni[VTr]+yaA[Pl]+q[Agt]+ta[Obj]'], ['wiya[VTr]+q[Hab]', ['ka[AUX]+ː[1]+mi[Asrt]'], ['imanaw[ADV]'], ['ka[AUX]+nqa[Sub](N)+n[Poss.3]+pis[Coord]'], ['musya[VTr]+kU[Refl/Mid]+y[Inf]+na[Acp]+tsu[Neg]'], ['españakuna[N]+mi[Asrt]'], ['bandera[N]+n[Poss.3]+ta[Obj]'], ['marka[N]+ːkuna[Poss.1Pl.Excl]+man[Dat]'], ['chura[VTr]+rI[Pct]+yaA[Pl]+mu[Cis]+n[3]'], ['tsay[PRON.Dem]+ta[Obj]'], ['hita[VTr]+kachaA[Iter]+rku[Edu]+r[Cnv](N)+na[Acp]+mi[Asrt]'], ['patriota[N]+kuna[Pl]'], ['hina[ADV]'], ['bandera[N]+n[Poss.3]+ta[Obj]'], ['hawi[N]+yaA[Pl]+rI[Pct]+mu[Cis]+n[3]'], ['ni[VTr]+yku[Intens]+r[Cnv](N)+qa[Top]'], ['mosu[N]'], ['runa[N]+ːkuna[Poss.1Pl.Excl]+ta[Obj]'], ['apa[VTr]+kU[Refl/Mid]+yaA[Pl]+n[3]'], ['ejercitu[N]+n[Poss.3]+paq[Ben]'], ['ishka[NUM]+n[Poss.3](Pron.Sets)+pis[Coord]']]</text:p>
          </table:table-cell>
          <table:table-cell/>
        </table:table-row>
        <table:table-row table:style-name="ro3">
          <table:table-cell office:value-type="string" calcext:value-type="string">
            <text:p>Nishpana, tallerninpita chaariptin, qararirqunaq temblaykar.</text:p>
          </table:table-cell>
          <table:table-cell office:value-type="string" calcext:value-type="string">
            <text:p>Cuando él llegó de su taller, se le sirvió temblando.</text:p>
          </table:table-cell>
          <table:table-cell office:value-type="string" calcext:value-type="string">
            <text:p>CRH-107-077</text:p>
          </table:table-cell>
          <table:table-cell table:style-name="ce2" office:value-type="string" calcext:value-type="string">
            <text:p><text:span text:style-name="T1">[['ni[VTr]+shpa[Grd]+na[Acp]'], ['taller[N]+n[Poss.3]+pita[Abl]'], ['chaa[VTr]+rI[Pct]+pti[Cnv](N)+n[Poss.3]'], ['qara[VTr]+rI[Pct]+rqu[RecPst][3]+naq[Rpst]'], ['tembla[VInt]+ykaA[Prog]+r[Cnv](N)</text:span>']]</text:p>
          </table:table-cell>
          <table:table-cell/>
        </table:table-row>
        <table:table-row table:style-name="ro5">
          <table:table-cell office:value-type="string" calcext:value-type="string">
            <text:p>I estrictamente uryayaanaq huqta hunaq, semana enteru, kada huqta killachaw.</text:p>
          </table:table-cell>
          <table:table-cell office:value-type="string" calcext:value-type="string">
            <text:p>Y trabajaron estrictamente seis días, e.d., una semana entera en cada seis meses.</text:p>
          </table:table-cell>
          <table:table-cell office:value-type="string" calcext:value-type="string">
            <text:p>CRH-01-005</text:p>
          </table:table-cell>
          <table:table-cell table:style-name="ce2" office:value-type="string" calcext:value-type="string">
            <text:p>[['i[CCONJ]'], ['estrictamente[ADV]'], ['urya[VTr]+yaA[Pl]+naq[Rpst]'], ['huqta[NUM.Card]'], ['hunaq[N]'], ['semana[N]'], ['enteru[ADJ]'], ['kada[DET]'], ['huqta[NUM.Card]'], ['killa[N]+chaw[Loc]']]</text:p>
          </table:table-cell>
          <table:table-cell/>
        </table:table-row>
        <table:table-row table:style-name="ro3">
          <table:table-cell office:value-type="string" calcext:value-type="string">
            <text:p>Tsay niptinna patronqa alistapurqunaq allibwenu masisuta.</text:p>
          </table:table-cell>
          <table:table-cell office:value-type="string" calcext:value-type="string">
            <text:p>Entonces el patrón le alistó herramientas muy sólidas.</text:p>
          </table:table-cell>
          <table:table-cell office:value-type="string" calcext:value-type="string">
            <text:p>CRH-98-020</text:p>
          </table:table-cell>
          <table:table-cell table:style-name="ce2" office:value-type="string" calcext:value-type="string">
            <text:p>[['tsay[DET]'], ['ni[VTr]+pti[Cnv](N)+n[Poss.3]+na[Acp]'], ['patron[N]+qa[Top]'], ['alista[VTr]+pu[Apl]+rqu[RecPst][3]+naq[Rpst]'], ['allibwenu[ADV]'], ['masisu[N]+ta[Obj]']]</text:p>
          </table:table-cell>
          <table:table-cell/>
        </table:table-row>
        <table:table-row table:style-name="ro2">
          <table:table-cell office:value-type="string" calcext:value-type="string">
            <text:p>Tsayna topaq nunaqa ninaq, 'Manam.</text:p>
          </table:table-cell>
          <table:table-cell office:value-type="string" calcext:value-type="string">
            <text:p>Entonces el hombre que le había encontrado dijo, 'No.</text:p>
          </table:table-cell>
          <table:table-cell office:value-type="string" calcext:value-type="string">
            <text:p>CRH-06-368</text:p>
          </table:table-cell>
          <table:table-cell table:style-name="ce2" office:value-type="string" calcext:value-type="string">
            <text:p>[['tsayna[ADV]'], ['topa[VInt]+q[Agt]'], ['nuna[N]+qa[Top]'], ['ni[VTr]+naq[Rpst]'], ['mana[INTJ]+mi[Asrt]']]</text:p>
          </table:table-cell>
          <table:table-cell/>
        </table:table-row>
        <table:table-row table:style-name="ro4">
          <table:table-cell office:value-type="string" calcext:value-type="string">
            <text:p>Warmi wamrakunam aqtsanta piltakuyan</text:p>
          </table:table-cell>
          <table:table-cell office:value-type="string" calcext:value-type="string">
            <text:p>Las niñas se hacen trenzas</text:p>
          </table:table-cell>
          <table:table-cell office:value-type="string" calcext:value-type="string">
            <text:p>DIC-MINEDU-2005-405</text:p>
          </table:table-cell>
          <table:table-cell table:style-name="ce2" office:value-type="string" calcext:value-type="string">
            <text:p>[['warmi[N]'], ['wamra[N]+kuna[Pl]+mi[Asrt]'], ['aqtsa[N]+n[Poss.3]+ta[Obj]'], ['pilta[VTr]+kU[Refl/Mid]+yaA[Pl]+n[3]']]</text:p>
          </table:table-cell>
          <table:table-cell/>
        </table:table-row>
        <table:table-row table:style-name="ro4">
          <table:table-cell office:value-type="string" calcext:value-type="string">
            <text:p>Tsaymi kada hunaq mas abansamun.</text:p>
          </table:table-cell>
          <table:table-cell office:value-type="string" calcext:value-type="string">
            <text:p>Cada día se acerca más.</text:p>
          </table:table-cell>
          <table:table-cell office:value-type="string" calcext:value-type="string">
            <text:p>CRH-98-082</text:p>
          </table:table-cell>
          <table:table-cell table:style-name="ce2" office:value-type="string" calcext:value-type="string">
            <text:p>[['tsay[PRON]+mi[Asrt]'], ['kada[DET]'], ['hunaq[N]'], ['mas[ADV]'], ['abansa[V]+mu[Cis]+n[3]']]</text:p>
          </table:table-cell>
          <table:table-cell/>
        </table:table-row>
        <table:table-row table:style-name="ro7">
          <table:table-cell office:value-type="string" calcext:value-type="string">
            <text:p>Tsaynam tsayllachaw aywakurqaa Konakochaman.</text:p>
          </table:table-cell>
          <table:table-cell office:value-type="string" calcext:value-type="string">
            <text:p>Entonces en su carro no más fui a Conococha.</text:p>
          </table:table-cell>
          <table:table-cell office:value-type="string" calcext:value-type="string">
            <text:p>CRH-06-550</text:p>
          </table:table-cell>
          <table:table-cell table:style-name="ce2" office:value-type="string" calcext:value-type="string">
            <text:p>[['tsayna[ADV]+mi[Asrt]'], ['tsay[PRON]+lla[Lim]+chaw[Loc]'], ['aywa[VTr]+kU[Refl/Mid]+rqa[Pst]+ː[1]'], ['konakocha[PROPN]+man[Dat]']]</text:p>
          </table:table-cell>
          <table:table-cell/>
        </table:table-row>
        <table:table-row table:style-name="ro2">
          <table:table-cell office:value-type="string" calcext:value-type="string">
            <text:p>Tayta Amarunawmi kayan, niyaqmi mantsakashqa runakuna.</text:p>
          </table:table-cell>
          <table:table-cell office:value-type="string" calcext:value-type="string">
            <text:p>Como el tayta Amaru son esos toros, decían temerosos los runas.</text:p>
          </table:table-cell>
          <table:table-cell office:value-type="string" calcext:value-type="string">
            <text:p>AKH-099</text:p>
          </table:table-cell>
          <table:table-cell table:style-name="ce2" office:value-type="string" calcext:value-type="string">
            <text:p>[['tayta[N]'], ['amaru[PROPN]+naw[Equ]+mi[Asrt]'], ['ka[AUX]+yaA[Pl]+n[3]', 'kaya[VTr]+n[3]'], ['ni[VTr]+yaA[Pl]+q[Hab]+mi[Asrt]'], ['mantsakaa[VInt]+shqa[Prf](N)'], ['runa[N]+kuna[Pl]']]</text:p>
          </table:table-cell>
          <table:table-cell/>
        </table:table-row>
        <table:table-row table:style-name="ro11">
          <table:table-cell office:value-type="string" calcext:value-type="string">
            <text:p>Tsaynawmi kay Chontachawpis warmikuna rurayan wawankuna o quwankuna maytapis aywaptin o rekluta apayashqa kayaptin.</text:p>
          </table:table-cell>
          <table:table-cell office:value-type="string" calcext:value-type="string">
            <text:p>Así hacen las mujeres aquí en Chontayoc también cuando sus hijos o sus esposos van a algún sitio o cuando lo llevan de recluta al ejército.</text:p>
          </table:table-cell>
          <table:table-cell office:value-type="string" calcext:value-type="string">
            <text:p>CRH-33-031</text:p>
          </table:table-cell>
          <table:table-cell table:style-name="ce2" office:value-type="string" calcext:value-type="string">
            <text:p>[['tsay[PRON]+naw[Equ]+mi[Asrt]'], ['kay[DET]'], ['chonta[PROPN]+chaw[Loc]+pis[Coord]'], ['warmi[N]+kuna[Pl]'], ['rura[VTr]+yaA[Pl]+n[3]'], ['wawa[N]+n[Poss.3]+kuna[Pl]'], ['o[CCONJ]'], ['quwa[N]+n[Poss.3]+kuna[Pl]'], ['may[PRON]+ta[Obj]+pis(Pron.Indef)'], ['aywa[VTr]+pti[Cnv](N)+n[Poss.3]'], ['o[CCONJ]'], ['rekluta[N]'], ['apa[VTr]+yaA[Pl]+shqa[Prf](N)'], ['ka[AUX]+yaA[Pl]+pti[Cnv](N)+n[Poss.3]']]</text:p>
          </table:table-cell>
          <table:table-cell/>
        </table:table-row>
        <table:table-row table:style-name="ro4">
          <table:table-cell office:value-type="string" calcext:value-type="string">
            <text:p>Awilum kuchita qashpan</text:p>
          </table:table-cell>
          <table:table-cell office:value-type="string" calcext:value-type="string">
            <text:p>El abuelo está quemando el chancho para pelarlo</text:p>
          </table:table-cell>
          <table:table-cell office:value-type="string" calcext:value-type="string">
            <text:p>DIC-MINEDU-2005-483</text:p>
          </table:table-cell>
          <table:table-cell table:style-name="ce2" office:value-type="string" calcext:value-type="string">
            <text:p>[['awilu[N]+mi[Asrt]'], ['kuchi[N]+ta[Obj]'], ['qashpa[VTr]+n[3]']]</text:p>
          </table:table-cell>
          <table:table-cell/>
        </table:table-row>
        <table:table-row table:style-name="ro3">
          <table:table-cell office:value-type="string" calcext:value-type="string">
            <text:p>Qamkuna kompletutam quyaamaanayki.”</text:p>
          </table:table-cell>
          <table:table-cell office:value-type="string" calcext:value-type="string">
            <text:p>Ustedes tienen que dárnoslo completo.”</text:p>
          </table:table-cell>
          <table:table-cell office:value-type="string" calcext:value-type="string">
            <text:p>CRH-03-349</text:p>
          </table:table-cell>
          <table:table-cell table:style-name="ce2" office:value-type="string" calcext:value-type="string">
            <text:p>[['qamkuna[PRON.Prs]'], ['kompletu[ADJ]+ta[Obj](Adv)+mi[Asrt]'], ['qu[VTr]+yaA[Pl]+maA[1.Obj]+na[Pot](N)+yki[Poss.2]']</text:p>
          </table:table-cell>
          <table:table-cell/>
        </table:table-row>
        <table:table-row table:style-name="ro2">
          <table:table-cell office:value-type="string" calcext:value-type="string">
            <text:p>Tsayna kreyintsu, “Imanapam pay ushpanqa.” nir.</text:p>
          </table:table-cell>
          <table:table-cell office:value-type="string" calcext:value-type="string">
            <text:p>Pero no lo creó y dijo, “¿Cómo lo va a comer él.”</text:p>
          </table:table-cell>
          <table:table-cell office:value-type="string" calcext:value-type="string">
            <text:p>CRH-97-096</text:p>
          </table:table-cell>
          <table:table-cell table:style-name="ce2" office:value-type="string" calcext:value-type="string">
            <text:p>[['tsayna[ADV]'], ['kreyi[VTr]+n[3]+tsu[Neg]'], ['imana[PRON]+pa[Man](ADV)+mi[Asrt]'], ['pay[PRON.Prs]'], ['ushpa[VTr]+nqa[Fut.3]'], ['ni[VTr]+r[Cnv](N)']]</text:p>
          </table:table-cell>
          <table:table-cell/>
        </table:table-row>
        <table:table-row table:style-name="ro4">
          <table:table-cell office:value-type="string" calcext:value-type="string">
            <text:p>Prontu entregamay apakunaapaq.</text:p>
          </table:table-cell>
          <table:table-cell office:value-type="string" calcext:value-type="string">
            <text:p>Entréguemela rápido para que me la lleve.</text:p>
          </table:table-cell>
          <table:table-cell office:value-type="string" calcext:value-type="string">
            <text:p>CRH-95-087</text:p>
          </table:table-cell>
          <table:table-cell table:style-name="ce2" office:value-type="string" calcext:value-type="string">
            <text:p>[['prontu[ADV]'], ['entrega[V]+maA[1.Obj]+y[Imp.2]'], ['apa[VTr]+kU[Refl/Mid]+na[Pot](N)+ː[Poss.1Sg]+paq[Ben]']]</text:p>
          </table:table-cell>
          <table:table-cell/>
        </table:table-row>
        <table:table-row table:style-name="ro5">
          <table:table-cell office:value-type="string" calcext:value-type="string">
            <text:p>Tsaynawshi kay santukunaqa chaariyanaq Putsun Quchaman, kay huti shamun “ashmapa putsunyuq quchapita”. </text:p>
          </table:table-cell>
          <table:table-cell office:value-type="string" calcext:value-type="string">
            <text:p>Así llegaron los santos a la orilla de una laguna que se llamaba Sarhui Qucha, que significa “laguna con restos de animales”.</text:p>
          </table:table-cell>
          <table:table-cell office:value-type="string" calcext:value-type="string">
            <text:p>CP-18-011</text:p>
          </table:table-cell>
          <table:table-cell table:style-name="ce2" office:value-type="string" calcext:value-type="string">
            <text:p>[['tsay[PRON]+naw[Equ]+shi[Nfh]'], ['kay[DET]'], ['santu[N]+kuna[Pl]+qa[Top]'], ['chaa[VTr]+rI[Pct]+yaA[Pl]+naq[Rpst]'], ['putsun[PROPN]'], ['qucha[PROPN]+man[Dat]'], ['kay[DET]'], ['huti[N]'], ['shamu[VTr]+n[3]'], ['ashma[N]+pa[Gen]'], ['putsu[N]+n[Poss.3]+yuq[Orn]'], ['qucha[N]+pita[Abl]']']]</text:p>
          </table:table-cell>
          <table:table-cell/>
        </table:table-row>
        <table:table-row table:style-name="ro3">
          <table:table-cell office:value-type="string" calcext:value-type="string">
            <text:p>Waraanin lunisnam aywayarqaa Wanuku frentin Pawkarbambata.</text:p>
          </table:table-cell>
          <table:table-cell office:value-type="string" calcext:value-type="string">
            <text:p>El día siguiente, lunes, fuimos a Paucarbamba, frente a Huánuco.</text:p>
          </table:table-cell>
          <table:table-cell office:value-type="string" calcext:value-type="string">
            <text:p>CRH-07-363</text:p>
          </table:table-cell>
          <table:table-cell table:style-name="ce2" office:value-type="string" calcext:value-type="string">
            <text:p>[['waraanin[ADV]'], ['lunis[N]+na[Acp]+mi[Asrt]'], ['aywa[VTr]+yaA[Pl]+rqa[Pst]+ː[1]'], ['wanuku[PROPN]'], ['frenti[N]+n[Poss.3]'], ['pawkarbamba[PROPN]+ta[Obj]']]</text:p>
          </table:table-cell>
          <table:table-cell/>
        </table:table-row>
        <table:table-row table:style-name="ro4">
          <table:table-cell office:value-type="string" calcext:value-type="string">
            <text:p>Nunakunam uryaykaayan chakrachaw</text:p>
          </table:table-cell>
          <table:table-cell office:value-type="string" calcext:value-type="string">
            <text:p>Los hombres están trabajando en la chacra</text:p>
          </table:table-cell>
          <table:table-cell office:value-type="string" calcext:value-type="string">
            <text:p>DIC-MINEDU-2005-021</text:p>
          </table:table-cell>
          <table:table-cell table:style-name="ce2" office:value-type="string" calcext:value-type="string">
            <text:p>[['nuna[N]+kuna[Pl]+mi[Asrt]'], ['urya[VTr]+YkaA[Prog]+yaA[Pl]+n[3]'], ['chakra[N]+chaw[Loc]']]</text:p>
          </table:table-cell>
          <table:table-cell/>
        </table:table-row>
        <table:table-row table:style-name="ro4">
          <table:table-cell office:value-type="string" calcext:value-type="string">
            <text:p>Manam yuriyashqatsu.</text:p>
          </table:table-cell>
          <table:table-cell office:value-type="string" calcext:value-type="string">
            <text:p>No aparecieron.</text:p>
          </table:table-cell>
          <table:table-cell office:value-type="string" calcext:value-type="string">
            <text:p>CRH-02-037</text:p>
          </table:table-cell>
          <table:table-cell table:style-name="ce2" office:value-type="string" calcext:value-type="string">
            <text:p>[['mana[ADV]+mi[Asrt]'], ['yuri[VInt]+yaA[Pl]+shqa[Prf](N)+tsu[Neg]']]</text:p>
          </table:table-cell>
          <table:table-cell/>
        </table:table-row>
        <table:table-row table:style-name="ro3">
          <table:table-cell office:value-type="string" calcext:value-type="string">
            <text:p>Manam qunqayaqtsu imaypis.</text:p>
          </table:table-cell>
          <table:table-cell office:value-type="string" calcext:value-type="string">
            <text:p>No lo olvidaban nunca.</text:p>
          </table:table-cell>
          <table:table-cell office:value-type="string" calcext:value-type="string">
            <text:p>AKH-048</text:p>
          </table:table-cell>
          <table:table-cell table:style-name="ce2" office:value-type="string" calcext:value-type="string">
            <text:p>[['mana[ADV]+mi[Asrt]'], ['qunqa[VTr]+yaA[Pl]+q[Hab]+tsu[Neg]'], ['imay[PRON]+pis(Pron.Indef)']]</text:p>
          </table:table-cell>
          <table:table-cell/>
        </table:table-row>
        <table:table-row table:style-name="ro4">
          <table:table-cell office:value-type="string" calcext:value-type="string">
            <text:p>Tsaytam wayiiman apakurqaa.</text:p>
          </table:table-cell>
          <table:table-cell office:value-type="string" calcext:value-type="string">
            <text:p>La llevé a mi casa.</text:p>
          </table:table-cell>
          <table:table-cell office:value-type="string" calcext:value-type="string">
            <text:p>CRH-02-034</text:p>
          </table:table-cell>
          <table:table-cell table:style-name="ce2" office:value-type="string" calcext:value-type="string">
            <text:p>[['tsay[PRON.Dem]+ta[Obj]+mi[Asrt]'], ['wayi[N]+ː[Poss.1Sg]+man[Dat]'], ['apa[VTr]+kU[Refl/Mid]+rqa[Pst]+ː[1]']]</text:p>
          </table:table-cell>
          <table:table-cell/>
        </table:table-row>
        <table:table-row table:style-name="ro3">
          <table:table-cell office:value-type="string" calcext:value-type="string">
            <text:p>'Konfesakuyay' nishqaaqa piñakuyanmi.</text:p>
          </table:table-cell>
          <table:table-cell office:value-type="string" calcext:value-type="string">
            <text:p>Cuando les digo que deben confesarse se molestan.</text:p>
          </table:table-cell>
          <table:table-cell office:value-type="string" calcext:value-type="string">
            <text:p>CRH-06-298</text:p>
          </table:table-cell>
          <table:table-cell table:style-name="ce2" office:value-type="string" calcext:value-type="string">
            <text:p>[['konfesa[V]+kU[Refl/Mid]+yaA[Pl]+y[Imp.2]'], ['ni[VTr]+shqa[Prf](N)+ː[Poss.1Sg]+qa[Top]'], 'piñaku[VInt]+yaA[Pl]+n[3]+mi[Asrt]']]</text:p>
          </table:table-cell>
          <table:table-cell/>
        </table:table-row>
        <table:table-row table:style-name="ro3">
          <table:table-cell office:value-type="string" calcext:value-type="string">
            <text:p>Waynakunaqa pinkullu tukaytam yachakuykaayan</text:p>
          </table:table-cell>
          <table:table-cell office:value-type="string" calcext:value-type="string">
            <text:p>Los jóvenes están aprendiendo a tocar la flauta</text:p>
          </table:table-cell>
          <table:table-cell office:value-type="string" calcext:value-type="string">
            <text:p>DIC-MINEDU-2005-406</text:p>
          </table:table-cell>
          <table:table-cell table:style-name="ce2" office:value-type="string" calcext:value-type="string">
            <text:p>[['wayna[N]+kuna[Pl]+qa[Top]'], ['pinkullu[N]'], ['tuka[VTr]+y[Inf]+ta[Obj]+mi[Asrt]'], ['yacha[VTr]+kU[Refl/Mid]+YkaA[Prog]+yaA[Pl]+n[3]']]</text:p>
          </table:table-cell>
          <table:table-cell/>
        </table:table-row>
        <table:table-row table:style-name="ro3">
          <table:table-cell office:value-type="string" calcext:value-type="string">
            <text:p>Tsaymi tsaypita qarqarayaamarqa.</text:p>
          </table:table-cell>
          <table:table-cell office:value-type="string" calcext:value-type="string">
            <text:p>Por eso me boteron de allí.</text:p>
          </table:table-cell>
          <table:table-cell office:value-type="string" calcext:value-type="string">
            <text:p>CRH-06-101</text:p>
          </table:table-cell>
          <table:table-cell table:style-name="ce2" office:value-type="string" calcext:value-type="string">
            <text:p>[['tsay[PRON]+mi[Asrt]'], ['tsay[PRON]+pita[Abl]'], ['qarqu[VTr]+rI[Pct]+yaA[Pl]+maA[1.Obj]+rqa[Pst]']</text:p>
          </table:table-cell>
          <table:table-cell/>
        </table:table-row>
        <table:table-row table:style-name="ro2">
          <table:table-cell office:value-type="string" calcext:value-type="string">
            <text:p>Tsaynaw niptin, pobri warmiqa ni imanaw kayta musyanaqnatsu, “Imanawnataq arushaq“, nir.</text:p>
          </table:table-cell>
          <table:table-cell office:value-type="string" calcext:value-type="string">
            <text:p>Cuando decía eso, la pobre mujer no sabía qué hacer y decía, “¿Cómo voy a cocinar.”</text:p>
          </table:table-cell>
          <table:table-cell office:value-type="string" calcext:value-type="string">
            <text:p>CRH-107-067</text:p>
          </table:table-cell>
          <table:table-cell table:style-name="ce2" office:value-type="string" calcext:value-type="string">
            <text:p><text:span text:style-name="T1">[['tsay[PRON]+naw[Equ]'], ['ni[VTr]+pti[Cnv](N)+n[Poss.3]'], ['pobri[ADJ]'], ['warmi[N]+qa[Top]'], ['ni[CCONJ]'], ['imanaw[ADV]'], ['ka[AUX]+y[Inf]+ta[Obj]'], ['musya[VTr]+naq[Rpst]+na[Acp]+tsu[Neg]'], ['ima[PRON]+</text:span>naw[Equ]+na[Acp]+taq[Ctrs](Pron.Interr)'], ['aru[VTr]+shaq[Fut.1]'], ['ni[VTr]+r[Cnv](N)']]</text:p>
          </table:table-cell>
          <table:table-cell/>
        </table:table-row>
        <table:table-row table:style-name="ro3">
          <table:table-cell office:value-type="string" calcext:value-type="string">
            <text:p>Las onsiran chaamunqa Chimbotipita.</text:p>
          </table:table-cell>
          <table:table-cell office:value-type="string" calcext:value-type="string">
            <text:p>A las once todavía va a llegar desde Chimbote.</text:p>
          </table:table-cell>
          <table:table-cell office:value-type="string" calcext:value-type="string">
            <text:p>CRH-06-331</text:p>
          </table:table-cell>
          <table:table-cell table:style-name="ce2" office:value-type="string" calcext:value-type="string">
            <text:p>[['las[DET]'], ['onsi[NUM.Card]+ran[Inacp]'], ['chaa[VTr]+mu[Cis]+nqa[Fut.3]'], ['chimboti[PROPN]+pita[Abl]']]</text:p>
          </table:table-cell>
          <table:table-cell/>
        </table:table-row>
        <table:table-row table:style-name="ro13">
          <table:table-cell office:value-type="string" calcext:value-type="string">
            <text:p>Padre Luchu lunchita qarayaamarqan, i las seisnawnam, mana ni piwanpis riqinakur, niyarqaa padre Luchuta, “aywayaa posada ashiqchi manaraq ampiptin, i mana tarirninnachi, otelllachaw punuyaashaq.”</text:p>
          </table:table-cell>
          <table:table-cell office:value-type="string" calcext:value-type="string">
            <text:p>El padre Lucho nos ofreció lonche, y como a las seis, ya que no conocíamos a nadie, dijimos al padre Lucho, “Vamos a buscar alojamiento antes que oscurezca, y si no encontramos dormiremos en el hotel.”</text:p>
          </table:table-cell>
          <table:table-cell office:value-type="string" calcext:value-type="string">
            <text:p>CRH-07-217</text:p>
          </table:table-cell>
          <table:table-cell table:style-name="ce2" office:value-type="string" calcext:value-type="string">
            <text:p>[['padre[N]'], ['luchu[PROPN]'], ['lunchi[N]+ta[Obj]'], ['qara[VTr]+yaA[Pl]+maA[1.Obj]+rqa[Pst]+n[3]'], ['i[CCONJ]'], ['las[DET]'], ['seis[NUM.Card]+naw[Equ]+na[Acp]+mi[Asrt]'], ['mana[ADV]'], ['ni[CCONJ]'], ['pi[PRON]+wan[Com]+pis(Pron.Indef)'], ['riqi[VTr]+nakU[Recp]+r[Cnv](N)']+r[Cnv](N)'], ['ni[VTr]+yaA[Pl]+rqa[Pst]+ː[1]'], ['padre[N]'], ['luchu[PROPN]+ta[Obj]'], ['aywa[VTr]+yaA[Pl]+ː[1]'], ['posada[N]'], ['ashi[VTr]+q[Agt]+chi[Conjc]'], ['mana[ADV]+raq[Inacp]'], ['ampi[VInt]+pti[Cnv](N)+n[Poss.3]'], ['i[CCONJ]'], ['mana[ADV]'], ['tari[VTr]+r[Cnv](N)+n[Poss.3]+na[Acp]+chi[Conjc]'], ['otel[N]+lla[Lim]+chaw[Loc]'], ['punu[VInt]+yaA[Pl]+shaq[Fut.1]']]</text:p>
          </table:table-cell>
          <table:table-cell/>
        </table:table-row>
        <table:table-row table:style-name="ro3"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Y el presidente de la junta militar fue Sánchez Cerro.</text:p>
          </table:table-cell>
          <table:table-cell office:value-type="string" calcext:value-type="string">
            <text:p>CRH-01-077</text:p>
          </table:table-cell>
          <table:table-cell table:style-name="ce2" office:value-type="string" calcext:value-type="string">
            <text:p>[['i[CCONJ]'], ['presidente[UNK]'], ['de[ADP]'], ['la[DET]'], ['hunta[N]'], ['militar[ADJ]'], ['ka[AUX]+rqa[Pst]+n[3]'], ['sánchez[PROPN]'], ['cerro[PROPN]']]</text:p>
          </table:table-cell>
          <table:table-cell/>
        </table:table-row>
        <table:table-row table:style-name="ro14">
          <table:table-cell office:value-type="string" calcext:value-type="string">
            <text:p>Kananqa llapanpis hamapakuykaayan huchusqa wayikunallachawnam llakikuy kawayta yarpakachar, waray waraantin mana musyakuypaq parlar, punuy chaamunqanyaq.</text:p>
          </table:table-cell>
          <table:table-cell office:value-type="string" calcext:value-type="string">
            <text:p>Ahora todos descansan en las casas desarmadas hablando de los inciertos tiempos que les esperan mientras les llega el sueño.</text:p>
          </table:table-cell>
          <table:table-cell office:value-type="string" calcext:value-type="string">
            <text:p>AKH-393</text:p>
          </table:table-cell>
          <table:table-cell table:style-name="ce2" office:value-type="string" calcext:value-type="string">
            <text:p>[['kanan[ADV]+qa[Top]'], ['llapa[PRON]+n[Poss.3]+pis[Coord]'], ['hama[VInt]+paA[Exc]+kU[Refl/Mid]+YkaA[Prog]+yaA[Pl]+n[3]'], ['huchusqa[ADJ]'], ['wayi[N]+kuna[Pl]+llaA[Lim]+chaw[Loc]+na[Acp]+mi[Asrt]'], ['llaki[VTr]+yku[Intens]+y[Inf]'], ['kawa[VInt]+y[Inf]+ta[Obj]'], ['yarpa[VTr]+kachaA[Iter]+r[Cnv](N)'], ['waray[N]'], ['waraantin[UNK]'], ['mana[ADV]'], ['musya[VTr]+kU[Refl/Mid]+y[Inf]+paq[Ben]'], ['parla[VInt]+r[Cnv](N)'], ['punuy[N]'], ['chaa[VTr]+mu[Cis]+nqa[Sub](N)+n[Poss.3]+yaq[Ter]']]</text:p>
          </table:table-cell>
          <table:table-cell/>
        </table:table-row>
        <table:table-row table:style-name="ro9">
          <table:table-cell office:value-type="string" calcext:value-type="string">
            <text:p>Tsaypitaqa mana mantsakushpa hatun Apukuna wayinchaw ashirnash qallakuykuyaanaq; nawpa Chawin Apukunapa wayintapis huchur qallayaanaqshi.</text:p>
          </table:table-cell>
          <table:table-cell office:value-type="string" calcext:value-type="string">
            <text:p>Porque inmediatamente, sin guardar respeto a los dioses habían comenzado a llevarse el oro y la plata de los templos; hasta habían comenzado a destruir el templo de los antiguos dioses Chavín;</text:p>
          </table:table-cell>
          <table:table-cell office:value-type="string" calcext:value-type="string">
            <text:p>AKH-063</text:p>
          </table:table-cell>
          <table:table-cell table:style-name="ce2" office:value-type="string" calcext:value-type="string">
            <text:p>[['tsay[PRON]+pita[Abl]+qa[Top]'], ['mana[ADV]'], ['mantsa[VTr]+kU[Refl/Mid]+shpa[Grd]'], ['hatun[ADJ]'], ['apu[N]+kuna[Pl]'], ['wayi[N]+n[Poss.3]+chaw[Loc]'], ['ashi[VTr]+r[Cnv](N)+na[Acp]+shi[Nfh]'], ['qalla[VTr]+kU[Refl/Mid]+yku[Intens]+yaA[Pl]+naq[Rpst]'], ['nawpa[N]'], ['chawin[PROPN]'], ['apu[N]+kuna[Pl]+pa[Gen]'], ['wayi[N]+n[Poss.3]+ta[Obj]+pis[Coord]'], ['huchu[VInt]+r[Cnv](N)'], ['qalla[VTr]+yaA[Pl]+naq[Rpst]+shi[Nfh]']]</text:p>
          </table:table-cell>
          <table:table-cell/>
        </table:table-row>
        <table:table-row table:style-name="ro2">
          <table:table-cell office:value-type="string" calcext:value-type="string">
            <text:p>“Pantojakunaqa wayillampin protestanti kayan, Santiago kaqshi tsaychaw apunninkuna,” niyarqan.</text:p>
          </table:table-cell>
          <table:table-cell office:value-type="string" calcext:value-type="string">
            <text:p>“Toda la familia Pantoja son protestantes, y el Santiago es su jefe,” dijeron.</text:p>
          </table:table-cell>
          <table:table-cell office:value-type="string" calcext:value-type="string">
            <text:p>CRH-09-045</text:p>
          </table:table-cell>
          <table:table-cell table:style-name="ce4" office:value-type="string" calcext:value-type="string">
            <text:p>[['pantoja[PROPN]+kuna[pl]+qa[Top]'], ['wayillampin[UNK]'], ['protestanti[N]'], ['ka[AUX]+yaA[Pl]+n[3]'], ['santiago[PROPN]'], ['ka[AUX]+q[1.Sbj][2.Obj]+shi[Nfh]', 'ka[AUX]+q[Hab]+shi[Nfh]', 'ka[AUX]+q[Agt]+shi[Nfh]'], ['tsaychaw[ADV]'], ['apunninkuna[UNK]'], ['ni[VTr]+yaA[Pl]+rqa[Pst]+n[3]']]</text:p>
          </table:table-cell>
          <table:table-cell/>
        </table:table-row>
        <table:table-row table:style-name="ro14">
          <table:table-cell office:value-type="string" calcext:value-type="string">
            <text:p>Tsaymi geologu nirqan patronninkunatapis, obrerukunatapis: Kay Kolki hirka allaapa hatun hirkam, falla nishqanmi qatsatsishqa, tsaypitanam rara rahukunapiq, rara quchakunapiq apakuykuna, aluvionkuna shamushqa; tsaymi yapaykuryan mineralta apakushqa Tampu uranpa.</text:p>
          </table:table-cell>
          <table:table-cell office:value-type="string" calcext:value-type="string">
            <text:p>Entonces explicó el geólogo a sus jefes y los obreros: el Kolki Hirka fue una gran montaña, pero lo partió una falla; luego, de los nevados y lagunas altas vinieron grandes aluviones que arrasaron todo y se llevaron repetidas veces el mineral por la quebrada del Tampu.</text:p>
          </table:table-cell>
          <table:table-cell office:value-type="string" calcext:value-type="string">
            <text:p>AKH-359</text:p>
          </table:table-cell>
          <table:table-cell table:style-name="ce2" office:value-type="string" calcext:value-type="string">
            <text:p>[['tsay[PRON]+mi[Asrt]'], ['geologu[N]'], ['ni[VTr]+rqa[Pst]+n[3]'], ['patron[N]+n[Poss.3]+kuna[Pl]+ta[Obj]+pis[Coord]'], ['obreru[N]+kuna[Pl]+ta[Obj]+pis[Coord]'], ['kay[DET]'], ['kolki[PROPN]'], ['hirka[PROPN]'], ['allaapa[ADV]'], ['hatun[ADJ]'], ['hirka[N]+mi[Asrt]'], ['falla[N]'], ['ni[VTr]+shqa[Prf](N)+n[Poss.3]+mi[Asrt]'], ['qatsa[VTr]+tsi[Fact]+shqa[Prf](N)'], ['tsay[PRON]+pita[Abl]+na[Acp]+mi[Asrt]'], ['rara[N]'], ['rahu[N]+kuna[Pl]+piq[Abl]'], ['rara[N]'], ['qucha[N]+kuna[Pl]+piq[Abl]'], ['apa[VTr]+kU[Refl/Mid]+y[Inf]+kuna[Pl]'], ['aluvion[N]+kuna[Pl]'], ['shamu[VTr]+shqa[Prf](N)'], ['tsay[PRON]+mi[Asrt]'], ['yapa[VTr]+yku[Intens]+r[Cnv](N)+yan[Dist]'], ['mineral[N]+ta[Obj]'], ['apa[VTr]+kU[Refl/Mid]+shqa[Prf](N)'], ['tampu[PROPN]'], ['ura[N]+n[Poss.3]+pa[Prol]']]</text:p>
          </table:table-cell>
          <table:table-cell/>
        </table:table-row>
        <table:table-row table:style-name="ro3">
          <table:table-cell office:value-type="string" calcext:value-type="string">
            <text:p>Tsaynaw nirirnam huk wamrata tsariykur ruquriyta munarqan.</text:p>
          </table:table-cell>
          <table:table-cell office:value-type="string" calcext:value-type="string">
            <text:p>Cogiendo a uno intentó hacerlo.</text:p>
          </table:table-cell>
          <table:table-cell office:value-type="string" calcext:value-type="string">
            <text:p>AKH-076</text:p>
          </table:table-cell>
          <table:table-cell table:style-name="ce2" office:value-type="string" calcext:value-type="string">
            <text:p>[['tsay[PRON]+naw[Equ]'], ['ni[VTr]+rI[Pct]+r[Cnv](N)+na[Acp]+mi[Asrt]'], ['huk[DET]'], ['wamra[N]+ta[Obj]'], ['tsari[VTr]+yku[Intens]+r[Cnv](N)'], ['ruqu[VTr]+rI[Pct]+y[Inf]+ta[Obj]'], ['muna[VTr]+rqa[Pst]+n[3]']]</text:p>
          </table:table-cell>
          <table:table-cell/>
        </table:table-row>
        <table:table-row table:style-name="ro4">
          <table:table-cell office:value-type="string" calcext:value-type="string">
            <text:p>Tsaymi watachaw fyestakuna.</text:p>
          </table:table-cell>
          <table:table-cell office:value-type="string" calcext:value-type="string">
            <text:p>Esas son las fiestas durante el año.</text:p>
          </table:table-cell>
          <table:table-cell office:value-type="string" calcext:value-type="string">
            <text:p>CRH-08-068</text:p>
          </table:table-cell>
          <table:table-cell table:style-name="ce2" office:value-type="string" calcext:value-type="string">
            <text:p>[['tsay[PRON]+naw[Equ]'], ['wata[N]+chaw[Loc]'], ['fyesta[N]+kuna[Pl]']]</text:p>
          </table:table-cell>
          <table:table-cell/>
        </table:table-row>
        <table:table-row table:style-name="ro4">
          <table:table-cell office:value-type="string" calcext:value-type="string">
            <text:p>Tsaynaw kontratuta rurariyarqaa.</text:p>
          </table:table-cell>
          <table:table-cell office:value-type="string" calcext:value-type="string">
            <text:p>Así hicimos el contrato.</text:p>
          </table:table-cell>
          <table:table-cell office:value-type="string" calcext:value-type="string">
            <text:p>CRH-03-294</text:p>
          </table:table-cell>
          <table:table-cell table:style-name="ce2" office:value-type="string" calcext:value-type="string">
            <text:p>[['tsay[PRON]+naw[Equ]'], ['kontratu[N]+ta[Obj]'], ['rura[VTr]+rI[Pct]+yaA[Pl]+rqa[Pst]+ː[1]']]</text:p>
          </table:table-cell>
          <table:table-cell/>
        </table:table-row>
        <table:table-row table:style-name="ro15">
          <table:table-cell office:value-type="string" calcext:value-type="string">
            <text:p>Isqun killanaw huelgawan llakiriryan, mallaqaariryan tsarakuykayaptinmi yurikarayaamurqan pukaypa pukaq, rawraq aqtsashqa runakuna, gringukuna.</text:p>
          </table:table-cell>
          <table:table-cell office:value-type="string" calcext:value-type="string">
            <text:p>Durante más de nueve meses cuando seguían resistiendo con temores y hambre, aparecieron hombres medio colorados, rubios, gringos.</text:p>
          </table:table-cell>
          <table:table-cell office:value-type="string" calcext:value-type="string">
            <text:p>AKH-279</text:p>
          </table:table-cell>
          <table:table-cell table:style-name="ce2" office:value-type="string" calcext:value-type="string">
            <text:p>[['isqun[NUM.Card]'], ['killa[N]+naw[Equ]'], ['huelga[N]+wan[Com]'], ['llaki[VTr]+rI[Pct]+r[Cnv](N)+yan[Dist]'], ['mallaqaa[VInt]+rI[Pct]+r[Cnv](N)+yan[Dist]'], ['tsara[VTr]+kU[Refl/Mid]+YkaA[Prog]+yaA[Pl]+pti[Cnv](N)+n[Poss.3]+mi[Asrt]'], ['yuri[VInt]+kU[Refl/Mid]+rI[Pct]+yaA[Pl]+mu[Cis]+rqa[Pst]+n[3]'], ['puka[VInt]+q[Agt]'], ['rawra[VInt]+q[Agt]'], ['aqtsashqa[ADJ]'], ['runa[N]+kuna[Pl]'], ['gringu[N]+kuna[Pl]']]</text:p>
          </table:table-cell>
          <table:table-cell/>
        </table:table-row>
        <table:table-row table:style-name="ro2">
          <table:table-cell office:value-type="string" calcext:value-type="string">
            <text:p>Tsay awkis aywaqpistsu allqukuna qarquq wamayarnin.</text:p>
          </table:table-cell>
          <table:table-cell office:value-type="string" calcext:value-type="string">
            <text:p>Ese viejo tampoco fue a botar los perros por miedo.</text:p>
          </table:table-cell>
          <table:table-cell office:value-type="string" calcext:value-type="string">
            <text:p>CRH-02-105</text:p>
          </table:table-cell>
          <table:table-cell table:style-name="ce2" office:value-type="string" calcext:value-type="string">
            <text:p>[['tsay[DET]'], ['awkis[N]'], ['aywa[VTr]+q[Agt]+pis[Coord]+tsu[Neg]'], ['allqu[N]+kuna[Pl]'], ['qarqu[VTr]+q[Agt]'], ['wamayaa[VInt]+r[Cnv](N)+n[Poss.3]']]</text:p>
          </table:table-cell>
          <table:table-cell/>
        </table:table-row>
        <table:table-row table:style-name="ro4">
          <table:table-cell office:value-type="string" calcext:value-type="string">
            <text:p>Tsaynam niyaa, “Kayaa katekistam.”</text:p>
          </table:table-cell>
          <table:table-cell office:value-type="string" calcext:value-type="string">
            <text:p>Entonces dijimos, “Somos catequistas.”</text:p>
          </table:table-cell>
          <table:table-cell office:value-type="string" calcext:value-type="string">
            <text:p>CRH-07-257</text:p>
          </table:table-cell>
          <table:table-cell table:style-name="ce2" office:value-type="string" calcext:value-type="string">
            <text:p>[['tsayna[ADV]+mi[Asrt]'], ['ni[VTr]+yaA[Pl]+ː[1]'], ['ka[AUX]+yaA[Pl]+ː[1]'], ['katekista[N]+mi[Asrt]']]</text:p>
          </table:table-cell>
          <table:table-cell/>
        </table:table-row>
        <table:table-row table:style-name="ro4">
          <table:table-cell office:value-type="string" calcext:value-type="string">
            <text:p>Nuqam triiguta aqaatsii mulinuchaw.</text:p>
          </table:table-cell>
          <table:table-cell office:value-type="string" calcext:value-type="string">
            <text:p>Yo hago moler el trigo en el molino.</text:p>
          </table:table-cell>
          <table:table-cell office:value-type="string" calcext:value-type="string">
            <text:p>DIC-MINEDU-2005-321</text:p>
          </table:table-cell>
          <table:table-cell table:style-name="ce2" office:value-type="string" calcext:value-type="string">
            <text:p>[['nuqa[PRON.Prs]+mi[Asrt]'], ['triigu[N]+ta[Obj]'], ['aqaa[VTr]+tsi[Fact]+ː[1]'], ['mulinu[N]+chaw[Loc]']]</text:p>
          </table:table-cell>
          <table:table-cell/>
        </table:table-row>
        <table:table-row table:style-name="ro16">
          <table:table-cell office:value-type="string" calcext:value-type="string">
            <text:p>Tsay shumaq wayinkunachaw, asikuyaqmi mandakuqninkuna, imayka asikuypaqnaw niyanqan kanqantanawpis.</text:p>
          </table:table-cell>
          <table:table-cell office:value-type="string" calcext:value-type="string">
            <text:p>Pero sus jefes se rieron en sus oficinas lujosos como si fuera gracia las advertencias.</text:p>
          </table:table-cell>
          <table:table-cell office:value-type="string" calcext:value-type="string">
            <text:p>AKH-345</text:p>
          </table:table-cell>
          <table:table-cell table:style-name="ce2" office:value-type="string" calcext:value-type="string">
            <text:p>[['tsay[DET]'], ['shumaq[ADJ]'], ['wayi[N]+n[Poss.3]+kuna[Pl]+chaw[Loc]'], ['asi[VInt]+kU[Refl/Mid]+yaA[Pl]+q[Hab]+mi[Asrt]'], ['mandakuq[N]+n[Poss.3]+kuna[Pl]'], ['imayka[PRON]'], ['asi[VInt]+kU[Refl/Mid]+y[Inf]+paq[Ben]+naw[Equ]'], ['ni[VTr]+yaA[Pl]+nqa[Sub](N)+n[Poss.3]'], ['ka[AUX]+nqa[Sub](N)+n[Poss.3]+ta[Obj]+naw[Equ]+pis[Coord]']]</text:p>
          </table:table-cell>
          <table:table-cell/>
        </table:table-row>
        <table:table-row table:style-name="ro5">
          <table:table-cell office:value-type="string" calcext:value-type="string">
            <text:p>Nunaqa ayqir aywakunaq, Kura Hirkachaw chakran rurayta munanaqnatsu.</text:p>
          </table:table-cell>
          <table:table-cell office:value-type="string" calcext:value-type="string">
            <text:p>El campesino salió corriendo asustado y no quiso seguir haciendo sus chacras en Cura Urqu.</text:p>
          </table:table-cell>
          <table:table-cell office:value-type="string" calcext:value-type="string">
            <text:p>CP-19-005</text:p>
          </table:table-cell>
          <table:table-cell table:style-name="ce2" office:value-type="string" calcext:value-type="string">
            <text:p>[['nuna[N]+qa[Top]'], ['ayqi[VInt]+r[Cnv](N)'], ['aywa[VTr]+kU[Refl/Mid]+naq[Rpst]'], ['kura[PROPN]'], ['hirka[PROPN]+chaw[Loc]'], ['chakra[N]+n[Poss.3]'], ['rura[VTr]+y[Inf]+ta[Obj]'], ['muna[VTr]+naq[Rpst]+na[Acp]+tsu[Neg]']</text:p>
          </table:table-cell>
          <table:table-cell/>
        </table:table-row>
        <table:table-row table:style-name="ro2">
          <table:table-cell office:value-type="string" calcext:value-type="string">
            <text:p>Tsay nunakuna asitsu bullayan, “Allaapa fwertim,” nishpa, i unaymi duraykatsiyan tsay washkuta.</text:p>
          </table:table-cell>
          <table:table-cell office:value-type="string" calcext:value-type="string">
            <text:p>Esa gente seriamente hacen bulla diciendo, “Es muy fuerte,” y hacen durar mucho tiempo ese alcohol.</text:p>
          </table:table-cell>
          <table:table-cell office:value-type="string" calcext:value-type="string">
            <text:p>CRH-29-128</text:p>
          </table:table-cell>
          <table:table-cell table:style-name="ce2" office:value-type="string" calcext:value-type="string">
            <text:p><text:span text:style-name="T1">[['tsay[DET]'], ['nuna[N]+kuna[Pl]'], ['asi[VInt]+y[Inf]+tsu[Neg]'], ['bulla[VInt]+yaA[Pl]+</text:span>n[3]'], ['allaapa[ADV]'], ['fwerti[ADJ]+mi[Asrt]'], ['ni[VTr]+shpa[Grd]'], ['i[CCONJ]'], ['unay[N]+mi[Asrt]'], ['dura[VInt]+yku[Intens]+tsi[Fact]+yaA[Pl]+n[3]'], ['tsay[DET]'], ['washku[N]+ta[Obj]']]</text:p>
          </table:table-cell>
          <table:table-cell/>
        </table:table-row>
        <table:table-row table:style-name="ro4">
          <table:table-cell office:value-type="string" calcext:value-type="string">
            <text:p>Chirapa tamyatam prosesyon tumaykurqan.</text:p>
          </table:table-cell>
          <table:table-cell office:value-type="string" calcext:value-type="string">
            <text:p>La procesión dio vuelta en una lluvia de garúa.</text:p>
          </table:table-cell>
          <table:table-cell office:value-type="string" calcext:value-type="string">
            <text:p>CRH-07-185</text:p>
          </table:table-cell>
          <table:table-cell table:style-name="ce2" office:value-type="string" calcext:value-type="string">
            <text:p>[['chirapa[N]'], ['tamya[N]+ta[Obj]+mi[Asrt]'], ['prosesyon[N]'], ['tuma[VTr]+yku[Intens]+rqa[Pst]+n[3]']]</text:p>
          </table:table-cell>
          <table:table-cell/>
        </table:table-row>
        <table:table-row table:style-name="ro5">
          <table:table-cell office:value-type="string" calcext:value-type="string">
            <text:p>Tsaychawmi Chikneychaw willakuraykaptiimi huk chakwasta willarir, pasarirqaa hukman.</text:p>
          </table:table-cell>
          <table:table-cell office:value-type="string" calcext:value-type="string">
            <text:p>Allí en Chicney mientras estaba pasando la voz, invité a una viejecita y después pasé a otra casa.</text:p>
          </table:table-cell>
          <table:table-cell office:value-type="string" calcext:value-type="string">
            <text:p>CRH-09-069</text:p>
          </table:table-cell>
          <table:table-cell table:style-name="ce2" office:value-type="string" calcext:value-type="string">
            <text:p>[['tsay[PRON]+chaw[Loc]+mi[Asrt]'], ['chikney[PROPN]+chaw[Loc]'], ['willa[VTr]+kU[Refl/Mid]+rI[Pct]+YkaA[Prog]+pti[Cnv](N)+ː[Poss.1Sg]+mi[Asrt]'], ['huk[DET]'], ['chakwas[N]+ta[Obj]'], ['willa[VTr]+rI[Pct]+r[Cnv](N)'], ['pasa[VInt]+rI[Pct]+rqa[Pst]+ː[1]'], ['huk[PRON]+man[Dat]']]</text:p>
          </table:table-cell>
          <table:table-cell/>
        </table:table-row>
        <table:table-row table:style-name="ro3">
          <table:table-cell office:value-type="string" calcext:value-type="string">
            <text:p>“Apuray,” ninaq reyqa.</text:p>
          </table:table-cell>
          <table:table-cell office:value-type="string" calcext:value-type="string">
            <text:p>Apúrate,” dijo el rey.</text:p>
          </table:table-cell>
          <table:table-cell office:value-type="string" calcext:value-type="string">
            <text:p>CRH-97-106</text:p>
          </table:table-cell>
          <table:table-cell table:style-name="ce2" office:value-type="string" calcext:value-type="string">
            <text:p>[['apura[V]+y[Imp.2]'], ['ni[VTr]+naq[Rpst]'], ['rey[N]+qa[Top]']]</text:p>
          </table:table-cell>
          <table:table-cell/>
        </table:table-row>
        <table:table-row table:style-name="ro11">
          <table:table-cell office:value-type="string" calcext:value-type="string">
            <text:p>Tsaymanpaqqa allinawmi tsay gringukuna qallaykuyarqan; dirigentikuna maakuqllam kaykaashun imatapis hananman mañakunapaq, niyaqmi.</text:p>
          </table:table-cell>
          <table:table-cell office:value-type="string" calcext:value-type="string">
            <text:p>En tal sentido empezaban bien esos gringos.</text:p>
          </table:table-cell>
          <table:table-cell office:value-type="string" calcext:value-type="string">
            <text:p>AKH-287</text:p>
          </table:table-cell>
          <table:table-cell table:style-name="ce2" office:value-type="string" calcext:value-type="string">
            <text:p>[['tsaymanpaq[ADV]+qa[Top]'], ['allinaw[ADV]+mi[Asrt]'], ['tsay[DET]'], ['gringu[N]+kuna[Pl]'], ['qalla[VTr]+yku[Intens]+yaA[Pl]+rqa[Pst]+n[3]'], ['dirigenti[N]+kuna[Pl]'], ['maaku[VTr]+q[Agt]+llaA[Lim]+mi[Asrt]'], ['ka[AUX]+YkaA[Prog]+shun[Fut][1Pl.Inc]'], ['ima[PRON]+ta[Obj]+pis(Pron.Indef)'], ['hana[N]+n[Poss.3]+man[Dat]'], ['maña[VTr]+kU[Refl/Mid]+na[Pot](N)+paq[Ben]'], ['ni[VTr]+yaA[Pl]+q[Hab]+mi[Asrt]']]</text:p>
          </table:table-cell>
          <table:table-cell/>
        </table:table-row>
        <table:table-row table:style-name="ro4">
          <table:table-cell office:value-type="string" calcext:value-type="string">
            <text:p>Tsaynam aywarqaa plasata.</text:p>
          </table:table-cell>
          <table:table-cell office:value-type="string" calcext:value-type="string">
            <text:p>Entonces fui a la plaza.</text:p>
          </table:table-cell>
          <table:table-cell office:value-type="string" calcext:value-type="string">
            <text:p>CRH-04-066</text:p>
          </table:table-cell>
          <table:table-cell table:style-name="ce2" office:value-type="string" calcext:value-type="string">
            <text:p>[['tsayna[ADV]+mi[Asrt]'], ['aywa[VTr]+rqa[Pst]+ː[1]'], ['plasa[N]+ta[Obj]']]</text:p>
          </table:table-cell>
          <table:table-cell/>
        </table:table-row>
        <table:table-row table:style-name="ro2">
          <table:table-cell office:value-type="string" calcext:value-type="string">
            <text:p>I despwesshi hatusaq waskakunapa hina quchapita yakuta winarayaamuq.</text:p>
          </table:table-cell>
          <table:table-cell office:value-type="string" calcext:value-type="string">
            <text:p>Después con sogas largas también llenaban las botellas con agua del centro de la laguna.</text:p>
          </table:table-cell>
          <table:table-cell office:value-type="string" calcext:value-type="string">
            <text:p>CRH-30-046</text:p>
          </table:table-cell>
          <table:table-cell table:style-name="ce2" office:value-type="string" calcext:value-type="string">
            <text:p>[['i[CCONJ]'], ['despwes+shi[Nfh]'], ['hatusaq[ADJ]'], ['waska[N]+kuna[Pl]+pa[Man]'], ['hina[ADV]'], ['qucha[N]+pita[Abl]'], ['yaku[N]+ta[Obj]'], ['wina[VInt]+rI[Pct]+yaA[Pl]+mu[Cis]+q[Hab]']]</text:p>
          </table:table-cell>
          <table:table-cell/>
        </table:table-row>
        <table:table-row table:style-name="ro3">
          <table:table-cell office:value-type="string" calcext:value-type="string">
            <text:p>Atska hutipitam akrayarqaa 'Purísimo Corazón de María'.</text:p>
          </table:table-cell>
          <table:table-cell office:value-type="string" calcext:value-type="string">
            <text:p>De muchos nombres escogimos 'Purísimo Corazón de María'.</text:p>
          </table:table-cell>
          <table:table-cell office:value-type="string" calcext:value-type="string">
            <text:p>CRH-09-022</text:p>
          </table:table-cell>
          <table:table-cell table:style-name="ce2" office:value-type="string" calcext:value-type="string">
            <text:p>[['atska[ADJ]'], ['huti[N]+pita[Abl]+mi[Asrt]'], ['akra[VTr]+yaA[Pl]+rqa[Pst]+ː[1]'], ['purísimo[PROPN]'], ['corazón[PROPN]'], ['de[ADP]'], ['maría[PROPN]']]</text:p>
          </table:table-cell>
          <table:table-cell/>
        </table:table-row>
        <table:table-row table:style-name="ro4">
          <table:table-cell office:value-type="string" calcext:value-type="string">
            <text:p>Pikim kuchita uyuyaatsin</text:p>
          </table:table-cell>
          <table:table-cell office:value-type="string" calcext:value-type="string">
            <text:p>El pique enflaquece al chancho.</text:p>
          </table:table-cell>
          <table:table-cell office:value-type="string" calcext:value-type="string">
            <text:p>DIC-MINEDU-2005-402</text:p>
          </table:table-cell>
          <table:table-cell table:style-name="ce2" office:value-type="string" calcext:value-type="string">
            <text:p>[['piki[N]+mi[Asrt]'], ['kuchi[N]+ta[Obj]'], ['uyu[ADJ]+yaA[Transf](VInt)+tsi[Fact]+n[3]']]</text:p>
          </table:table-cell>
          <table:table-cell/>
        </table:table-row>
        <table:table-row table:style-name="ro3">
          <table:table-cell office:value-type="string" calcext:value-type="string">
            <text:p>Paynam telarchaw awamun lisuswan, tsaktar.</text:p>
          </table:table-cell>
          <table:table-cell office:value-type="string" calcext:value-type="string">
            <text:p>El la teje en telar con lizo, golpeando.</text:p>
          </table:table-cell>
          <table:table-cell office:value-type="string" calcext:value-type="string">
            <text:p>CRH-23-018</text:p>
          </table:table-cell>
          <table:table-cell table:style-name="ce2" office:value-type="string" calcext:value-type="string">
            <text:p>[['pay[PRON.Prs]+na[Acp]+mi[Asrt]'], ['telar[N]+chaw[Loc]'], ['awa[VTr]+mu[Cis]+n[3]'], ['lisus[N]+wan[Com]'], ['tsakta[VTr]+r[Cnv](N)']]</text:p>
          </table:table-cell>
          <table:table-cell/>
        </table:table-row>
        <table:table-row table:style-name="ro17">
          <table:table-cell office:value-type="string" calcext:value-type="string">
            <text:p>Nuqapis pokullaqa riqiiran tsay awkista.</text:p>
          </table:table-cell>
          <table:table-cell office:value-type="string" calcext:value-type="string">
            <text:p>Yo también conocía un poco a ese viejo.</text:p>
          </table:table-cell>
          <table:table-cell office:value-type="string" calcext:value-type="string">
            <text:p>CRH-30-026</text:p>
          </table:table-cell>
          <table:table-cell table:style-name="ce2" office:value-type="string" calcext:value-type="string">
            <text:p>[['nuqa[PRON.Prs]+pis[Coord]'], ['poku[ADV]+lla[Lim]+qa[Top]'], ['riqi[VTr]+ː[1]+ran[Inacp]'], ['tsay[DET]'], ['awkis[N]+ta[Obj]']]</text:p>
          </table:table-cell>
          <table:table-cell/>
        </table:table-row>
        <table:table-row table:style-name="ro4">
          <table:table-cell office:value-type="string" calcext:value-type="string">
            <text:p>Tsaymi tsaychaw allibwenum fyesta sumaykun.</text:p>
          </table:table-cell>
          <table:table-cell office:value-type="string" calcext:value-type="string">
            <text:p>Allí se celebra la fiesta con mucha solemnidad.</text:p>
          </table:table-cell>
          <table:table-cell office:value-type="string" calcext:value-type="string">
            <text:p>CRH-06-485</text:p>
          </table:table-cell>
          <table:table-cell table:style-name="ce2" office:value-type="string" calcext:value-type="string">
            <text:p>[['tsay[PRON]+mi[Asrt]'], ['tsay[PRON]+chaw[Loc]'], ['allibwenu[ADV]+mi[Asrt]'], ['fyesta[N]'], ['sumayku[VTr]+n[3]']]</text:p>
          </table:table-cell>
          <table:table-cell/>
        </table:table-row>
        <table:table-row table:style-name="ro3">
          <table:table-cell office:value-type="string" calcext:value-type="string">
            <text:p>Tsaymi tsay dyablu ashiq shamuykaa dokumentuta kutitsimaananpaq.</text:p>
          </table:table-cell>
          <table:table-cell office:value-type="string" calcext:value-type="string">
            <text:p>Por eso vengo buscando ese diablo para que me devuelva el documento.”</text:p>
          </table:table-cell>
          <table:table-cell office:value-type="string" calcext:value-type="string">
            <text:p>CRH-108-077</text:p>
          </table:table-cell>
          <table:table-cell table:style-name="ce2" office:value-type="string" calcext:value-type="string">
            <text:p><text:span text:style-name="T1">[['tsay[PRON]+mi[Asrt]</text:span>'], ['tsay[DET]'], ['dyablu[N]'], ['ashi[VTr]+q[Agt]'], ['shamu[VTr]+YkaA[Prog]+ː[1]'], ['dokumentu[N]+ta[Obj]'], ['kuti[VInt]+tsi[Fact]+maA[1.Obj]+na[Pot](N)+n[Poss.3]+paq[Ben]']]</text:p>
          </table:table-cell>
          <table:table-cell/>
        </table:table-row>
        <table:table-row table:style-name="ro2">
          <table:table-cell office:value-type="string" calcext:value-type="string">
            <text:p>Tsaynash huk kaq almaqa nin, “Kompadri, aku nuqapa wayiitaraq.</text:p>
          </table:table-cell>
          <table:table-cell office:value-type="string" calcext:value-type="string">
            <text:p>Entonces la primera alma dijo, “Compadre, vamos a mi casa todavía.</text:p>
          </table:table-cell>
          <table:table-cell office:value-type="string" calcext:value-type="string">
            <text:p>CRH-34-017</text:p>
          </table:table-cell>
          <table:table-cell table:style-name="ce2" office:value-type="string" calcext:value-type="string">
            <text:p>[['tsayna[ADV]+shi[Nfh]'], ['huk[NUM.Card]'], ['kaq[COP]'], ['alma[N]+qa[Top]'], ['ni[VTr]+n[3]'], ['kompadri[N]'], ['aku[INTJ]'], ['nuqa[PRON.Prs]+pa[Gen]'], ['wayi[N]+ː[Poss.1Sg]+ta[Obj]+raq[Inacp]']]</text:p>
          </table:table-cell>
          <table:table-cell/>
        </table:table-row>
        <table:table-row table:style-name="ro3">
          <table:table-cell office:value-type="string" calcext:value-type="string">
            <text:p>Tsaynawmi almwersu usharin diya quya.</text:p>
          </table:table-cell>
          <table:table-cell office:value-type="string" calcext:value-type="string">
            <text:p>Así termina el almuerzo en la mañana del día de la fiesta.</text:p>
          </table:table-cell>
          <table:table-cell office:value-type="string" calcext:value-type="string">
            <text:p>CRH-29-082</text:p>
          </table:table-cell>
          <table:table-cell table:style-name="ce2" office:value-type="string" calcext:value-type="string">
            <text:p>[['tsaynaw[ADV]+mi[Asrt]'], ['almwersu[N]'], ['usha[VTr]+rI[Pct]+n[3]'], ['diya[N]'], ['quya[N]']]</text:p>
          </table:table-cell>
          <table:table-cell/>
        </table:table-row>
        <table:table-row table:style-name="ro3">
          <table:table-cell office:value-type="string" calcext:value-type="string">
            <text:p>Ichik ratullatana nirqunaq, “Kutikushaqnachi.</text:p>
          </table:table-cell>
          <table:table-cell office:value-type="string" calcext:value-type="string">
            <text:p>Después de un rato dijo, “Creo que ya voy a regresar.</text:p>
          </table:table-cell>
          <table:table-cell office:value-type="string" calcext:value-type="string">
            <text:p>CRH-79-053</text:p>
          </table:table-cell>
          <table:table-cell table:style-name="ce2" office:value-type="string" calcext:value-type="string">
            <text:p>[['ichik[ADJ]'], ['ratu[N]+lla[Lim]+ta[Obj]+na[Acp]'], ['ni[VTr]+rqu[RecPst][3]+naq[Rpst]'], ['kuti[VInt]+kU[Refl/Mid]+shaq[Fut.1]+na[Acp]+chi[Conjc]']]</text:p>
          </table:table-cell>
          <table:table-cell/>
        </table:table-row>
        <table:table-row table:style-name="ro14">
          <table:table-cell office:value-type="string" calcext:value-type="string">
            <text:p>—Aku —niyaqshi waynakuna—aku siriinakunapa musyayninta yachakamushun.</text:p>
          </table:table-cell>
          <table:table-cell office:value-type="string" calcext:value-type="string">
            <text:p>—Vamos —decían los muchachos—vamos a aprender los secretos de las sirenas.</text:p>
          </table:table-cell>
          <table:table-cell office:value-type="string" calcext:value-type="string">
            <text:p>CP-20-002</text:p>
          </table:table-cell>
          <table:table-cell table:style-name="ce2" office:value-type="string" calcext:value-type="string">
            <text:p>[['aku[INTJ]'], ['ni[VTr]+yaA[Pl]+q[Hab]+shi[Nfh]'], ['wayna[N]+kuna[Pl]'], ['siriina[N]+kuna[Pl]+pa[Gen]'], ['musya[VTr]+y[Inf]+n[Poss.3]+ta[Obj]'], ['yacha[VTr]+kU[Refl/Mid]+mu[Cis]+shun[Imp.1Pl.Inc]']]</text:p>
          </table:table-cell>
          <table:table-cell/>
        </table:table-row>
        <table:table-row table:style-name="ro2">
          <table:table-cell office:value-type="string" calcext:value-type="string">
            <text:p>Haychawmi kaykaanaq Victorina, lumtsiini, sobrinaa Santa, Reynaldu, Ramón, Damacho i Juan de Dios.</text:p>
          </table:table-cell>
          <table:table-cell office:value-type="string" calcext:value-type="string">
            <text:p>Allí estaban Victoria, mi cuñada, mi sobrina Santa, Reynaldo, Ramón, Damacho y Juan de Dios.</text:p>
          </table:table-cell>
          <table:table-cell office:value-type="string" calcext:value-type="string">
            <text:p>CRH-04-214</text:p>
          </table:table-cell>
          <table:table-cell table:style-name="ce2" office:value-type="string" calcext:value-type="string">
            <text:p>[['hay[PRON]+chaw[Loc]+mi[Asrt]'], ['ka[AUX]+YkaA[Prog]+naq[Rpst]'], ['victorina[PROPN]'], ['lumtsiy[N]+ː[Poss.1Sg]'], ['sobrina[N]+ː[Poss.1Sg]'], ['santa[PROPN]'], ['reynaldu[PROPN]'], ['ramón[PROPN]'], ['damacho[PROPN]'], ['i[CCONJ]'], ['juan[PROPN]'], ['de[ADP]'], ['dios[PROPN]']]</text:p>
          </table:table-cell>
          <table:table-cell/>
        </table:table-row>
        <table:table-row table:style-name="ro7">
          <table:table-cell office:value-type="string" calcext:value-type="string">
            <text:p>Nishqannawlla nunaqa shuyarqunaq tsay kapillachaw.</text:p>
          </table:table-cell>
          <table:table-cell office:value-type="string" calcext:value-type="string">
            <text:p>Como dijo, el hombre esperó en esa capilla.</text:p>
          </table:table-cell>
          <table:table-cell office:value-type="string" calcext:value-type="string">
            <text:p>CRH-79-016</text:p>
          </table:table-cell>
          <table:table-cell table:style-name="ce2" office:value-type="string" calcext:value-type="string">
            <text:p>[['ni[VTr]+shqa[Prf](N)+n[Poss.3]+naw[Equ]+lla[Lim]'], ['nuna[N]+qa[Top]'], ['shuya[VTr]+rqu[RecPst][3]+naq[Rpst]'], ['tsay[DET]'], ['kapilla[N]+chaw[Loc]']]</text:p>
          </table:table-cell>
          <table:table-cell/>
        </table:table-row>
        <table:table-row table:style-name="ro3">
          <table:table-cell office:value-type="string" calcext:value-type="string">
            <text:p>Tiñirikurnam, tsakitsintsik hiluta kururanapaq.</text:p>
          </table:table-cell>
          <table:table-cell office:value-type="string" calcext:value-type="string">
            <text:p>Después de teñir, secamos el hilo para enrollar.</text:p>
          </table:table-cell>
          <table:table-cell office:value-type="string" calcext:value-type="string">
            <text:p>CRH-23-015</text:p>
          </table:table-cell>
          <table:table-cell table:style-name="ce2" office:value-type="string" calcext:value-type="string">
            <text:p>[['tiñi[V]+ri[Pct]+yku[Intens]+r[Cnv](N)+na[Acp]+mi[Asrt]'], ['tsaki[VInt]+tsi[Fact]+ntsik[2Pl.Inc]'], ['hilu[N]+ta[Obj]'], ['kurura[VInt]+na[Pot](N)+paq[Ben]']]</text:p>
          </table:table-cell>
          <table:table-cell/>
        </table:table-row>
        <table:table-row table:style-name="ro3">
          <table:table-cell office:value-type="string" calcext:value-type="string">
            <text:p>Taqay warmim shumaq mukmutsin putskakuyninta.</text:p>
          </table:table-cell>
          <table:table-cell office:value-type="string" calcext:value-type="string">
            <text:p>Aquella mujer tuerce la lana muy bien.</text:p>
          </table:table-cell>
          <table:table-cell office:value-type="string" calcext:value-type="string">
            <text:p>DIC-MINEDU-2005-320</text:p>
          </table:table-cell>
          <table:table-cell table:style-name="ce2" office:value-type="string" calcext:value-type="string">
            <text:p>[['taqay[DET]'], ['warmi[N]+mi[Asrt]'], ['shumaq[ADJ]'], ['mukmu[VInt]+tsi[Fact]+n[3]'], ['putska[VTr]+kU[Refl/Mid]+y[Inf]+n[Poss.3]+ta[Obj]']]</text:p>
          </table:table-cell>
          <table:table-cell/>
        </table:table-row>
        <table:table-row table:style-name="ro2">
          <table:table-cell office:value-type="string" calcext:value-type="string">
            <text:p>I tsaynam alli byentu karqa shumaq akraramun huk laduman pahata i huk laduman limpyu triguta.</text:p>
          </table:table-cell>
          <table:table-cell office:value-type="string" calcext:value-type="string">
            <text:p>Cuando hay buen viento, éste separa muy bien la paja a un lado y el trigo limpio a otro lado.</text:p>
          </table:table-cell>
          <table:table-cell office:value-type="string" calcext:value-type="string">
            <text:p>CRH-21-027</text:p>
          </table:table-cell>
          <table:table-cell table:style-name="ce2" office:value-type="string" calcext:value-type="string">
            <text:p>[['i[CCONJ]'], ['tsayna[ADV]+mi[Asrt]'], ['alli[ADJ]'], ['byentu[N]'], ['ka[AUX]+r[Cnv](N)+qa[Top]'], ['shumaq[ADJ]'], ['akra[VTr]+rI[Pct]+mu[Cis]+n[3]'], ['huk[DET]'], ['ladu[N]+man[Dat]'], ['paha[N]+ta[Obj]'], ['i[CCONJ]'], ['huk[DET]'], ['ladu[N]+man[Dat]'], ['limpyu[ADJ]'], ['trigu[N]+ta[Obj]']]</text:p>
          </table:table-cell>
          <table:table-cell/>
        </table:table-row>
        <table:table-row table:style-name="ro3">
          <table:table-cell office:value-type="string" calcext:value-type="string">
            <text:p>Nuqakunanam nunakunata aylluyaamushaq tardi resakunapaq.</text:p>
          </table:table-cell>
          <table:table-cell office:value-type="string" calcext:value-type="string">
            <text:p>Nosotros íbamos a reunir la gente para rezar en la tarde.</text:p>
          </table:table-cell>
          <table:table-cell office:value-type="string" calcext:value-type="string">
            <text:p>CRH-05-090</text:p>
          </table:table-cell>
          <table:table-cell table:style-name="ce2" office:value-type="string" calcext:value-type="string">
            <text:p>[['nuqakuna[PRON.Prs]+na[Acp]+mi[Asrt]'], ['nuna[N]+kuna[Pl]+ta[Obj]'], ['ayllu[VTr]+yaA[Pl]+mu[Cis]+shaq[Fut.1]'], ['tardi[N]'], ['resa[V]+kU[Refl/Mid]+na[Pot](N)+paq[Ben]']]</text:p>
          </table:table-cell>
          <table:table-cell/>
        </table:table-row>
        <table:table-row table:style-name="ro3">
          <table:table-cell office:value-type="string" calcext:value-type="string">
            <text:p>Wamra punukuykaq awilunta chawaaratsishqa</text:p>
          </table:table-cell>
          <table:table-cell office:value-type="string" calcext:value-type="string">
            <text:p>El niño le interrumpió el sueño a su abuelo</text:p>
          </table:table-cell>
          <table:table-cell office:value-type="string" calcext:value-type="string">
            <text:p>DIC-MINEDU-2005-037</text:p>
          </table:table-cell>
          <table:table-cell table:style-name="ce2" office:value-type="string" calcext:value-type="string">
            <text:p>[['wamra[N]'], ['punu[VInt]+kU[Refl/Mid]+YkaA[Prog]+q[Agt]'], ['awilu[N]+n[Poss.3]+ta[Obj]'], ['chawaaratsi[VTr]+shqa[Prf](N)']]</text:p>
          </table:table-cell>
          <table:table-cell/>
        </table:table-row>
        <table:table-row table:style-name="ro11">
          <table:table-cell office:value-type="string" calcext:value-type="string">
            <text:p>I tantata ruranapaqnam, puntata triguta paqantsik atska yakuchaw.</text:p>
          </table:table-cell>
          <table:table-cell office:value-type="string" calcext:value-type="string">
            <text:p>Para hacer pan, primero lavamos el trigo en bastante agua.</text:p>
          </table:table-cell>
          <table:table-cell office:value-type="string" calcext:value-type="string">
            <text:p>CRH-21-031</text:p>
          </table:table-cell>
          <table:table-cell table:style-name="ce2" office:value-type="string" calcext:value-type="string">
            <text:p>[['i[CCONJ]'], ['tanta[N]+ta[Obj]'], ['rura[VTr]+na[Pot](N)+paq[Ben]+na[Acp]+mi[Asrt]'], ['punta[N]+ta[Obj]'], ['trigu[N]+ta[Obj]'], ['paqa[VTr]+ntsik[2Pl.Inc]'], ['atska[ADV]'], ['yaku[N]+chaw[Loc]']]</text:p>
          </table:table-cell>
          <table:table-cell/>
        </table:table-row>
        <table:table-row table:style-name="ro16">
          <table:table-cell office:value-type="string" calcext:value-type="string">
            <text:p>Tsaytanam hina obrerukuna winariyaq taksha fierru karrukunaman; haqkmannam raslla hurqarayaamuq ichikllallan trenpanaw.</text:p>
          </table:table-cell>
          <table:table-cell office:value-type="string" calcext:value-type="string">
            <text:p>Los obreros llenaban rápido esos trozos en pequeños carros de fierro que con un pequeño tren sacaba por unos rieles fuera de la mina; allí otra máquina, como si jugara nomás, lo cargaba en enormes volquetes, los que yendo y viniendo rápido llevaban el mineral a la concentradora.</text:p>
          </table:table-cell>
          <table:table-cell office:value-type="string" calcext:value-type="string">
            <text:p>AKH-304</text:p>
          </table:table-cell>
          <table:table-cell office:value-type="string" calcext:value-type="string">
            <text:p>[['tsaytanam[UNK]'], ['hina[N]', 'hina[ADV]'], ['obreru[N]+kuna[Pl]'], ['wina[VInt]+rI[Pct]+yaA[Pl]+q[1.Sbj][2.Obj]', 'wina[VInt]+rI[Pct]+yaA[Pl]+q[Hab]', 'wina[VInt]+rI[Pct]+yaA[Pl]+q[Agt]', 'wina[VTr]+rI[Pct]+yaA[Pl]+q[1.Sbj][2.Obj]', 'wina[VTr]+rI[Pct]+yaA[Pl]+q[Hab]', 'wina[VTr]+rI[Pct]+yaA[Pl]+q[Agt]'], ['taksha[ADJ]'], ['fierru[UNK]'], ['karru[N]+kuna[Pl]+man[Dat]'], ['haqkmannam[UNK]'], ['raslla[UNK]'], ['hurqa[VTr]+rI[Pct]+yaA[Pl]+mu[Cis]+q[Hab]'], ['ichikllallan[UNK]'], ['trenpanaw[UNK]']]</text:p>
          </table:table-cell>
          <table:table-cell/>
        </table:table-row>
        <table:table-row table:style-name="ro3">
          <table:table-cell office:value-type="string" calcext:value-type="string">
            <text:p>I despwesnam yapay kutipantsik uryar hatusaqtana.</text:p>
          </table:table-cell>
          <table:table-cell office:value-type="string" calcext:value-type="string">
            <text:p>Después otra vez volvemos a cultivarlo cuando ya es grande.</text:p>
          </table:table-cell>
          <table:table-cell office:value-type="string" calcext:value-type="string">
            <text:p>CRH-22-010</text:p>
          </table:table-cell>
          <table:table-cell table:style-name="ce2" office:value-type="string" calcext:value-type="string">
            <text:p>[['i[CCONJ]'], ['despwes+na[Acp]+mi[Asrt]'], ['yapay[ADV]'], ['kuti[VInt]+pa[Apl]+ntsik[2Pl.Inc]'], ['urya[VTr]+r[Cnv](N)'], ['hatusaq[ADJ]+ta[Obj](ADV)+na[Acp]']]</text:p>
          </table:table-cell>
          <table:table-cell/>
        </table:table-row>
        <table:table-row table:style-name="ro15">
          <table:table-cell office:value-type="string" calcext:value-type="string">
            <text:p>Wanuku kontrolllachawmi llapan awtu montaña aywaq taakuykaayaq.</text:p>
          </table:table-cell>
          <table:table-cell office:value-type="string" calcext:value-type="string">
            <text:p>Todos los carros que iban a la selva quedaron amontonados en el control de Huánuco no más.</text:p>
          </table:table-cell>
          <table:table-cell office:value-type="string" calcext:value-type="string">
            <text:p>CRH-07-305</text:p>
          </table:table-cell>
          <table:table-cell table:style-name="ce2" office:value-type="string" calcext:value-type="string">
            <text:p>[['wanuku[PROPN]'], ['kontrol[N]+lla[Lim]+chaw[Loc]+mi[Asrt]'], ['llapan[ADJ]'], ['awtu[N]'], ['montaña[N]'], ['aywa[VTr]+q[Agt]'], ['taa[VInt]+kU[Refl/Mid]+YkaA[Prog]+yaA[Pl]+q[Agt]']]</text:p>
          </table:table-cell>
          <table:table-cell/>
        </table:table-row>
        <table:table-row table:style-name="ro14">
          <table:table-cell office:value-type="string" calcext:value-type="string">
            <text:p>Lehyonaryu yaykoqkunapis yarqurna qallaykuyarqan, puntata Fabián Reyes, Honoratu Velásquez i Cefirinu Tahua, warminkunata mantsar, porki warminkuna ninaq, “Tsay protestantikunawan huntarirqa, ama warmilla nimaytsu.”</text:p>
          </table:table-cell>
          <table:table-cell office:value-type="string" calcext:value-type="string">
            <text:p>Los que habían entrado como legionarios comenzaron a salir, primero Fabián Reyes, Honorato Velásquez y Cefirino Tahua, por miedo a sus esposas, porque sus esposas dijeron, “Si te juntas con esos protestantes, no me llames tu esposa.”</text:p>
          </table:table-cell>
          <table:table-cell office:value-type="string" calcext:value-type="string">
            <text:p>CRH-09-035</text:p>
          </table:table-cell>
          <table:table-cell office:value-type="string" calcext:value-type="string">
            <text:p>[['lehyonaryu[UNK]'], ['yaykoqkunapis[UNK]'], ['yarqu[VTr]+r[Cnv](N)+na[Acp]'], ['qalla[VTr]+yku[Intens]+yaA[Pl]+rqa[Pst]+n[3]'], ['punta[N]+ta[Obj]'], ['fabián[UNK]'], ['reyes[UNK]'], ['honoratu[UNK]'], ['velásquez[UNK]'], ['i[CCONJ]'], ['cefirinu[UNK]'], ['tahua[UNK]'], ['warmi[N]+n[Poss.3]+kuna[Pl]+ta[Obj]'], ['mantsa[VTr]+r[Cnv](N)'], ['porki[UNK]'], ['warmi[N]+n[Poss.3]+kuna[Pl]'], ['ni[VTr]+naq[Rpst]', 'ni[VTr]+naA[Prosp]+q[1.Sbj][2.Obj]', 'ni[VTr]+naA[Prosp]+q[Hab]', 'ni[VTr]+naA[Prosp]+q[Agt]'], ['tsay[DET]'], ['protestanti[N]+kuna[Pl]+wan[Com]'], ['hunta[VTr]+rI[Pct]+r[Cnv](N)+qa[Top]', 'hunta[VTr]+rI[Pct]+rqa[Pst][3]'], ['ama[ADV]'], ['warmi[N]+lla[Lim]', 'warmi[N]+llaA[Lim]'], ['ni[VTr]+maA[1.Obj]+y[Imp.2]+tsu[Neg]']]</text:p>
          </table:table-cell>
          <table:table-cell/>
        </table:table-row>
        <table:table-row table:style-name="ro5">
          <table:table-cell office:value-type="string" calcext:value-type="string">
            <text:p>Waraanin quyanam padri nimarqan, “Imanawpis tarimushaqmi eskwelaman kachamunaapaq.”</text:p>
          </table:table-cell>
          <table:table-cell office:value-type="string" calcext:value-type="string">
            <text:p>El día siguiente en la mañana el padre me dijo, “De cualquier manera voy a encontrar a alguien para mandar a la escuela.</text:p>
          </table:table-cell>
          <table:table-cell office:value-type="string" calcext:value-type="string">
            <text:p>CRH-06-039</text:p>
          </table:table-cell>
          <table:table-cell office:value-type="string" calcext:value-type="string">
            <text:p>[['waraa[VInt]+n[3]', 'waraanin[ADV]'], ['qu[VTr]+yaA[Pl]+na[Pot](N)+mi[Asrt]', 'quya[N]+na[Acp]+mi[Asrt]', 'quya[VTr]+na[Pot](N)+mi[Asrt]'], ['padri[N]'], ['ni[VTr]+maA[1.Obj]+rqa[Pst]+n[3]', 'ni[VTr]+maA[1.Obj]+rqa[Pst]+n[3.Sbj]'], ['imanaw[ADV]+pis[Coord]'], ['tari[VTr]+mu[Cis]+shaq[Fut.1]+mi[Asrt]'], ['eskwela[N]+man[Dat]'], ['kacha[VTr]+mu[Cis]+na[Pot](N)+ː[Poss.1Sg]+paq[Ben]']]</text:p>
          </table:table-cell>
          <table:table-cell/>
        </table:table-row>
        <table:table-row table:style-name="ro3">
          <table:table-cell office:value-type="string" calcext:value-type="string">
            <text:p>Las nwebinam yarqarayaamurqaa Paryakotupita.</text:p>
          </table:table-cell>
          <table:table-cell office:value-type="string" calcext:value-type="string">
            <text:p>A las nueve salimos de Pariacoto.</text:p>
          </table:table-cell>
          <table:table-cell office:value-type="string" calcext:value-type="string">
            <text:p>CRH-03-239</text:p>
          </table:table-cell>
          <table:table-cell office:value-type="string" calcext:value-type="string">
            <text:p>[['las[DET]'], ['nwebi[NUM.Card]+na[Acp]+mi[Asrt]'], ['yarqa[VInt]+rI[Pct]+yaA[Pl]+mu[Cis]+rqa[Pst]+ː[1]', 'yarqu[VTr]+rI[Pct]+yaA[Pl]+mu[Cis]+rqa[Pst]+ː[1]'], ['paryakotupita[UNK]']]</text:p>
          </table:table-cell>
          <table:table-cell/>
        </table:table-row>
        <table:table-row table:style-name="ro3">
          <table:table-cell office:value-type="string" calcext:value-type="string">
            <text:p>Despwesnam chakrata alistantsik unaypita saachikur.</text:p>
          </table:table-cell>
          <table:table-cell office:value-type="string" calcext:value-type="string">
            <text:p>Después, alistamos la chacra con abono de animales durante mucho tiempo.</text:p>
          </table:table-cell>
          <table:table-cell office:value-type="string" calcext:value-type="string">
            <text:p>CRH-19-004</text:p>
          </table:table-cell>
          <table:table-cell office:value-type="string" calcext:value-type="string">
            <text:p>[['despwes+na[Acp]+mi[Asrt]'], ['chakra[N]+ta[Obj]'], ['alista[VTr]+ntsik[2Pl.Inc]'], ['unay[N]+pita[Abl]'], ['saachi[VTr]+yku[Intens]+r[Cnv](N)', 'saachi[VTr]+kU[Refl/Mid]+r[Cnv](N)']]</text:p>
          </table:table-cell>
          <table:table-cell/>
        </table:table-row>
        <table:table-row table:style-name="ro2">
          <table:table-cell office:value-type="string" calcext:value-type="string">
            <text:p>Tsaynash Enriqueqa willarin, “Imanawtaq kay asuntuta remedyaykushaq? Limpunam kañaa perdirin.</text:p>
          </table:table-cell>
          <table:table-cell office:value-type="string" calcext:value-type="string">
            <text:p>Entonces Enrique le dijo, “¿Cómo voy a solucionar este asunto? Mi caña se pierde por completo.</text:p>
          </table:table-cell>
          <table:table-cell office:value-type="string" calcext:value-type="string">
            <text:p>CRH-95-006</text:p>
          </table:table-cell>
          <table:table-cell office:value-type="string" calcext:value-type="string">
            <text:p>[['tsayna[ADV]+shi[Nfh]'], ['enrique[PROPN]+qa[Top]'], ['willa[VTr]+rI[Pct]+n[3]'], ['imanawtaq[UNK]'], ['ka[AUX]+y[Imp.2]', 'ka[AUX]+y[Inf]', 'kay[DET]'], ['asuntuta[UNK]'], ['remedya[VTr]+yku[Intens]+shaq[Fut.1]'], ['limpu[ADV]+na[Acp]+mi[Asrt]'], ['kaña[N]+ː[Poss.1Sg]'], ['perdi[V]+rI[Pct]+n[3]']]</text:p>
          </table:table-cell>
          <table:table-cell/>
        </table:table-row>
        <table:table-row table:style-name="ro3">
          <table:table-cell office:value-type="string" calcext:value-type="string">
            <text:p>Nuqatapis padrinu qatswaq inbitamarqanmi.</text:p>
          </table:table-cell>
          <table:table-cell office:value-type="string" calcext:value-type="string">
            <text:p>A mí también el padrino me invitó a bailar.</text:p>
          </table:table-cell>
          <table:table-cell office:value-type="string" calcext:value-type="string">
            <text:p>CRH-06-076</text:p>
          </table:table-cell>
          <table:table-cell office:value-type="string" calcext:value-type="string">
            <text:p>[['nuqa[PRON.Prs]+ta[Obj]+pis[Coord]'], ['padrinu[N]'], ['qatswa[VInt]+q[1.Sbj][2.Obj]', 'qatswa[VInt]+q[Hab]', 'qatswa[VInt]+q[Agt]'], ['inbitamarqanmi[UNK]']]</text:p>
          </table:table-cell>
          <table:table-cell/>
        </table:table-row>
        <table:table-row table:style-name="ro3">
          <table:table-cell office:value-type="string" calcext:value-type="string">
            <text:p>Despwes aywakamurqaa kareterata awtu shuyaq.</text:p>
          </table:table-cell>
          <table:table-cell office:value-type="string" calcext:value-type="string">
            <text:p>Después fui a la carretera a esperar un carro.</text:p>
          </table:table-cell>
          <table:table-cell office:value-type="string" calcext:value-type="string">
            <text:p>CRH-06-316</text:p>
          </table:table-cell>
          <table:table-cell office:value-type="string" calcext:value-type="string">
            <text:p>[['despwes'], ['aywa[VTr]+kU[Refl/Mid]+mu[Cis]+rqa[Pst]+ː[1]', 'aywa[VTr]+kaA[Pass]+mu[Cis]+rqa[Pst]+ː[1]'], ['karetera[N]+ta[Obj]'], ['awtu[N]'], ['shuya[VTr]+q[1.Sbj][2.Obj]', 'shuya[VTr]+q[Hab]', 'shuya[VTr]+q[Agt]']]</text:p>
          </table:table-cell>
          <table:table-cell/>
        </table:table-row>
        <table:table-row table:style-name="ro2">
          <table:table-cell office:value-type="string" calcext:value-type="string">
            <text:p>Tsayta nikuptin warmayqa ayqipa aywakamurqun, mana nuqatapis willamashniipa.</text:p>
          </table:table-cell>
          <table:table-cell office:value-type="string" calcext:value-type="string">
            <text:p>Cuando dijo eso, mi esposa vino corriendo, sin decirme nada.</text:p>
          </table:table-cell>
          <table:table-cell office:value-type="string" calcext:value-type="string">
            <text:p>CRH-17-120</text:p>
          </table:table-cell>
          <table:table-cell office:value-type="string" calcext:value-type="string">
            <text:p>[['tsay[PRON.Dem]+ta[Obj]'], ['ni[VTr]+yku[Intens]+pti[Cnv](N)+n[Poss.3]', 'ni[VTr]+kU[Refl/Mid]+pti[Cnv](N)+n[Poss.3]'], ['warmayqa[UNK]'], ['ayqipa[UNK]'], ['aywa[VTr]+kU[Refl/Mid]+mu[Cis]+rqu[RecPst]+n[3]', 'aywa[VTr]+kaA[Pass]+mu[Cis]+rqu[RecPst]+n[3]'], ['mana[ADV]', 'mana[INTJ]'], ['nuqa[PRON.Prs]+ta[Obj]+pis[Coord]'], ['willamashniipa[UNK]']]</text:p>
          </table:table-cell>
          <table:table-cell/>
        </table:table-row>
        <table:table-row table:style-name="ro4">
          <table:table-cell office:value-type="string" calcext:value-type="string">
            <text:p>Puntata apan kankata, aytsa kankashqata.</text:p>
          </table:table-cell>
          <table:table-cell office:value-type="string" calcext:value-type="string">
            <text:p>Primero lleva asado, carne asada.</text:p>
          </table:table-cell>
          <table:table-cell office:value-type="string" calcext:value-type="string">
            <text:p>CRH-29-104</text:p>
          </table:table-cell>
          <table:table-cell office:value-type="string" calcext:value-type="string">
            <text:p>[['punta[N]+ta[Obj]'], ['apa[VTr]+n[3]'], ['kanka[N]+ta[Obj]'], ['aytsa[N]'], ['kanka[VTr]+shqa[Prf](N)+ta[Obj]']]</text:p>
          </table:table-cell>
          <table:table-cell/>
        </table:table-row>
        <table:table-row table:style-name="ro3">
          <table:table-cell office:value-type="string" calcext:value-type="string">
            <text:p>Semanatam yarqamurqan kachakaarir ospitalpita.</text:p>
          </table:table-cell>
          <table:table-cell office:value-type="string" calcext:value-type="string">
            <text:p>Después de una semana salió del hospital casi sano.</text:p>
          </table:table-cell>
          <table:table-cell office:value-type="string" calcext:value-type="string">
            <text:p>CRH-10-070</text:p>
          </table:table-cell>
          <table:table-cell office:value-type="string" calcext:value-type="string">
            <text:p>[['semana[N]+ta[Obj]+mi[Asrt]'], ['yarqa[VInt]+mu[Cis]+rqa[Pst]+n[3]', 'yarqu[VTr]+mu[Cis]+rqa[Pst]+n[3]'], ['kacha[VTr]+kaA[Pass]+rI[Pct]+r[Cnv](N)', 'kachakaa[VInt]+rI[Pct]+r[Cnv](N)'], ['ospital[N]+pita[Abl]']]</text:p>
          </table:table-cell>
          <table:table-cell/>
        </table:table-row>
        <table:table-row table:style-name="ro2">
          <table:table-cell office:value-type="string" calcext:value-type="string">
            <text:p>Kaychaw resakuqkunam kulpayuq kayan, paykuna manaalli resayashqanmi.</text:p>
          </table:table-cell>
          <table:table-cell office:value-type="string" calcext:value-type="string">
            <text:p>los que rezan aquí tienen la culpa, porque sus oraciones son malas.</text:p>
          </table:table-cell>
          <table:table-cell office:value-type="string" calcext:value-type="string">
            <text:p>CRH-04-069</text:p>
          </table:table-cell>
          <table:table-cell office:value-type="string" calcext:value-type="string">
            <text:p>[['ka[AUX]+y[Inf]+chaw[Loc]', 'kaychaw[ADV]'], ['resa[V]+kU[Refl/Mid]+q[Agt]+kuna[Pl]+mi[Asrt]'], ['kulpayuq[UNK]'], ['ka[AUX]+yaA[Pl]+n[3]', 'kaya[VTr]+n[3]'], ['paykuna[PRON.Prs]'], ['manaalli[UNK]'], ['resa[V]+yaA[Pl]+shqa[Prf](N)+n[Poss.3]+mi[Asrt]']]</text:p>
          </table:table-cell>
          <table:table-cell/>
        </table:table-row>
        <table:table-row table:style-name="ro3">
          <table:table-cell office:value-type="string" calcext:value-type="string">
            <text:p>Mitsiqmi uushakunata qatiykan</text:p>
          </table:table-cell>
          <table:table-cell office:value-type="string" calcext:value-type="string">
            <text:p>El pastor está arreando las ovejas.</text:p>
          </table:table-cell>
          <table:table-cell office:value-type="string" calcext:value-type="string">
            <text:p>DIC-MINEDU-2005-487</text:p>
          </table:table-cell>
          <table:table-cell office:value-type="string" calcext:value-type="string">
            <text:p>[['mitsi[VTr]+q[1.Sbj][2.Obj]+mi[Asrt]', 'mitsi[VTr]+q[Hab]+mi[Asrt]', 'mitsi[VTr]+q[Agt]+mi[Asrt]'], ['uusha[N]+kuna[Pl]+ta[Obj]'], ['qati[VTr]+YkaA[Prog]+n[3]']]</text:p>
          </table:table-cell>
          <table:table-cell/>
        </table:table-row>
        <table:table-row table:style-name="ro4">
          <table:table-cell office:value-type="string" calcext:value-type="string">
            <text:p>Ishkayki mayor kargukuna parlayaamii.</text:p>
          </table:table-cell>
          <table:table-cell office:value-type="string" calcext:value-type="string">
            <text:p>Ustedes dos autoridades mayores conversen.</text:p>
          </table:table-cell>
          <table:table-cell office:value-type="string" calcext:value-type="string">
            <text:p>CRH-03-082</text:p>
          </table:table-cell>
          <table:table-cell office:value-type="string" calcext:value-type="string">
            <text:p>[['ishka[N]+yki[Poss.2]', 'ishka[NUM]+yki[Poss.2](Pron.Sets)'], ['mayor[UNK]'], ['kargukuna[UNK]'], ['parlayaamii[UNK]']]</text:p>
          </table:table-cell>
          <table:table-cell/>
        </table:table-row>
        <table:table-row table:style-name="ro5">
          <table:table-cell office:value-type="string" calcext:value-type="string">
            <text:p>Tsayna patronqa willarqunaq kaynawmi: “Unayna huk dyabluwan kontratuta ruraykuyarqaa, allaapa waktsa karnin, imaykapis qillayniipis qumananpaq.</text:p>
          </table:table-cell>
          <table:table-cell office:value-type="string" calcext:value-type="string">
            <text:p>Entonces el patrón le dijo, “Hace tiempo cuando era muy pobre, yo hice contrato con un diablo para que me diera mucho dinero.</text:p>
          </table:table-cell>
          <table:table-cell office:value-type="string" calcext:value-type="string">
            <text:p>CRH-98-073</text:p>
          </table:table-cell>
          <table:table-cell office:value-type="string" calcext:value-type="string">
            <text:p>[['tsayna[ADV]'], ['patron[N]+qa[Top]'], ['willa[VTr]+rqu[RecPst][3]+naq[Rpst]'], ['ka[AUX]+y[Inf]+naw[Equ]+mi[Asrt]', 'kaynaw[ADV]+mi[Asrt]'], ['unay[N]+na[Acp]'], ['huk[NUM.Card]', 'huk[DET]'], ['dyablu[N]+wan[Com]'], ['kontratu[N]+ta[Obj]'], ['rura[VTr]+yku[Intens]+yaA[Pl]+rqa[Pst]+ː[1]'], ['allaapa[N]', 'allaapa[ADV]'], ['waktsa[ADJ]'], ['ka[AUX]+r[Cnv](N)+n[Poss.3]'], ['imayka[PRON]+pis(Pron.Indef)'], ['qillay[N]+ː[Poss.1Sg]+pis[Coord]'], ['qumananpaq[UNK]']]</text:p>
          </table:table-cell>
          <table:table-cell/>
        </table:table-row>
        <table:table-row table:style-name="ro2">
          <table:table-cell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uando la gente salía del rezo y de misa, estaban muy sucios con tierra.</text:p>
          </table:table-cell>
          <table:table-cell office:value-type="string" calcext:value-type="string">
            <text:p>CRH-03-204</text:p>
          </table:table-cell>
          <table:table-cell office:value-type="string" calcext:value-type="string">
            <text:p>[['resupita[UNK]'], ['i[CCONJ]'], ['misa[N]+pita[Abl]'], ['nuna[N]+kuna[Pl]'], ['yarqu[VTr]+yaA[Pl]+q[1.Sbj][2.Obj]', 'yarqu[VTr]+yaA[Pl]+q[Hab]', 'yarqu[VTr]+yaA[Pl]+q[Agt]'], ['limpu[ADJ]', 'limpu[ADV]'], ['allpa[N]+pa[Man]', 'allpa[N]+pa[Prol]', 'allpa[N]+pa[Gen]'], ['pichu[VTr]+shqa[Prf](N)']]</text:p>
          </table:table-cell>
          <table:table-cell/>
        </table:table-row>
        <table:table-row table:style-name="ro4">
          <table:table-cell office:value-type="string" calcext:value-type="string">
            <text:p>I tsaynawpa qarqarayaamunaq tsay mormonkunata.</text:p>
          </table:table-cell>
          <table:table-cell office:value-type="string" calcext:value-type="string">
            <text:p>Y así botaron a esos mormones.</text:p>
          </table:table-cell>
          <table:table-cell office:value-type="string" calcext:value-type="string">
            <text:p>CRH-07-428</text:p>
          </table:table-cell>
          <table:table-cell office:value-type="string" calcext:value-type="string">
            <text:p>[['i[CCONJ]'], ['tsaynawpa[UNK]'], ['qarqu[VTr]+rI[Pct]+yaA[Pl]+mu[Cis]+naq[Rpst]'], ['tsay[DET]'], ['mormonkunata[UNK]']]</text:p>
          </table:table-cell>
          <table:table-cell/>
        </table:table-row>
        <table:table-row table:style-name="ro3">
          <table:table-cell office:value-type="string" calcext:value-type="string">
            <text:p>Tsaynash Luisqa riwikushpanalla nawinta kutarinaq hayllana ardaypa.</text:p>
          </table:table-cell>
          <table:table-cell office:value-type="string" calcext:value-type="string">
            <text:p>Entonces Luis jaló, libró su mano y se dio un puñete en el ojo de propósito.</text:p>
          </table:table-cell>
          <table:table-cell office:value-type="string" calcext:value-type="string">
            <text:p>CRH-10-055</text:p>
          </table:table-cell>
          <table:table-cell office:value-type="string" calcext:value-type="string">
            <text:p>[['tsayna[ADV]+shi[Nfh]'], ['luis[PROPN]+qa[Top]'], ['riwikushpanalla[UNK]'], ['nawi[N]+n[Poss.3]+ta[Obj]'], ['kutarinaq[UNK]'], ['hayllana[UNK]'], ['ardaypa[UNK]']]</text:p>
          </table:table-cell>
          <table:table-cell/>
        </table:table-row>
        <table:table-row table:style-name="ro3">
          <table:table-cell office:value-type="string" calcext:value-type="string">
            <text:p>Rinrii tsaparaptinmi manam imatapis wiyaatsu</text:p>
          </table:table-cell>
          <table:table-cell office:value-type="string" calcext:value-type="string">
            <text:p>Cuando mis orejas están tapadas no escucho nada</text:p>
          </table:table-cell>
          <table:table-cell office:value-type="string" calcext:value-type="string">
            <text:p>DIC-MINEDU-2005-574</text:p>
          </table:table-cell>
          <table:table-cell office:value-type="string" calcext:value-type="string">
            <text:p>[['rinri[N]+ː[Poss.1Sg]'], ['tsapa[VTr]+rI[Pct]+pti[Cnv](N)+n[Poss.3]+mi[Asrt]', 'tsapa[VTr]+raA[Dur]+pti[Cnv](N)+n[Poss.3]+mi[Asrt]'], ['mana[ADV]+mi[Asrt]'], ['ima[PRON]+ta[Obj]+pis(Pron.Indef)'], ['wiya[VTr]+ː[1]+tsu[Neg]']]</text:p>
          </table:table-cell>
          <table:table-cell/>
        </table:table-row>
        <table:table-row table:style-name="ro4" table:number-rows-repeated="1048425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17:25:00.890996887</dc:date>
    <meta:editing-duration>P1DT5H9M38S</meta:editing-duration>
    <meta:editing-cycles>52</meta:editing-cycles>
    <meta:generator>LibreOffice/7.3.7.2$Linux_X86_64 LibreOffice_project/30$Build-2</meta:generator>
    <meta:document-statistic meta:table-count="1" meta:cell-count="600" meta:object-count="0"/>
  </office:meta>
</office:document-meta>
</file>